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8F90000242D4AA2E9D2.svm"/>
  <manifest:file-entry manifest:media-type="" manifest:full-path="Pictures/2000000700003ED80000262405BB4368.svm"/>
  <manifest:file-entry manifest:media-type="" manifest:full-path="Pictures/200000070000437E0000232546DC2F70.svm"/>
  <manifest:file-entry manifest:media-type="" manifest:full-path="Pictures/2000000700003E6E000024CC7209AD34.svm"/>
  <manifest:file-entry manifest:media-type="" manifest:full-path="Pictures/20000007000045750000233F3E58140C.svm"/>
  <manifest:file-entry manifest:media-type="" manifest:full-path="Pictures/2000000700003B6F00002448E608A456.svm"/>
  <manifest:file-entry manifest:media-type="" manifest:full-path="Pictures/2000000700002923000013D9BFBF0495.svm"/>
  <manifest:file-entry manifest:media-type="" manifest:full-path="Pictures/200000070000492E0000247D4F1F7720.svm"/>
  <manifest:file-entry manifest:media-type="" manifest:full-path="Pictures/2000000700002A9600001055B3C569F6.svm"/>
  <manifest:file-entry manifest:media-type="" manifest:full-path="Pictures/20000007000046E7000016D8F6E8326D.svm"/>
  <manifest:file-entry manifest:media-type="" manifest:full-path="Pictures/2000000700004403000027E6DDCDB10E.svm"/>
  <manifest:file-entry manifest:media-type="" manifest:full-path="Pictures/2000000700004226000027E666350652.svm"/>
  <manifest:file-entry manifest:media-type="" manifest:full-path="Pictures/200000070000488F00001D0C77940E69.svm"/>
  <manifest:file-entry manifest:media-type="" manifest:full-path="Pictures/2000000700002E1900000DC09D4129CF.svm"/>
  <manifest:file-entry manifest:media-type="" manifest:full-path="Pictures/2000000700003570000023C4F90BD43F.svm"/>
  <manifest:file-entry manifest:media-type="" manifest:full-path="Pictures/2000000700004B3F000023253F2F0C3B.svm"/>
  <manifest:file-entry manifest:media-type="" manifest:full-path="Pictures/200000070000309400000B5F5362A22D.svm"/>
  <manifest:file-entry manifest:media-type="" manifest:full-path="Pictures/200000070000394300001E990E756054.svm"/>
  <manifest:file-entry manifest:media-type="" manifest:full-path="Pictures/200000070000494800002659C693DA59.svm"/>
  <manifest:file-entry manifest:media-type="" manifest:full-path="Pictures/2000000700003A1700002448C6699351.svm"/>
  <manifest:file-entry manifest:media-type="" manifest:full-path="Pictures/20000007000047A100002835DE30BA27.svm"/>
  <manifest:file-entry manifest:media-type="" manifest:full-path="Pictures/200000070000307A0000196E50A78653.svm"/>
  <manifest:file-entry manifest:media-type="" manifest:full-path="Pictures/200000070000458F00002850DCC8360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text-properties fo:language="en" fo:country="none" style:language-asian="en" style:country-asian="none" style:language-complex="en" style:country-complex="non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background-color="#ffff00"/>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fo:font-size="10pt" fo:language="en" fo:country="none" style:font-size-asian="10pt" style:font-size-complex="10pt"/>
    </style:style>
    <style:style style:name="P7" style:family="paragraph" style:parent-style-name="Standard">
      <style:text-properties style:font-name="Courier New" fo:font-size="10pt" fo:language="en" fo:country="none" fo:background-color="#ff9966" style:font-size-asian="10pt" style:font-size-complex="10pt"/>
    </style:style>
    <style:style style:name="P8" style:family="paragraph" style:parent-style-name="Standard">
      <style:text-properties style:font-name="Courier New" fo:font-size="10pt" fo:background-color="#ff9966" style:font-size-asian="10pt" style:font-size-complex="10pt"/>
    </style:style>
    <style:style style:name="P9" style:family="paragraph" style:parent-style-name="Text_20_body">
      <style:paragraph-properties style:writing-mode="lr-tb"/>
    </style:style>
    <style:style style:name="P10" style:family="paragraph" style:parent-style-name="Preformatted_20_Text">
      <style:paragraph-properties style:writing-mode="lr-tb"/>
    </style:style>
    <style:style style:name="P11" style:family="paragraph" style:parent-style-name="Preformatted_20_Text">
      <style:paragraph-properties style:writing-mode="lr-tb"/>
      <style:text-properties fo:language="en" fo:country="none"/>
    </style:style>
    <style:style style:name="P12" style:family="paragraph" style:parent-style-name="Preformatted_20_Text">
      <style:paragraph-properties style:writing-mode="lr-tb"/>
      <style:text-properties style:font-name="Courier New" fo:font-size="10pt" fo:language="en" fo:country="none" style:font-size-asian="10pt" style:font-size-complex="10pt"/>
    </style:style>
    <style:style style:name="P13" style:family="paragraph" style:parent-style-name="Preformatted_20_Text">
      <style:paragraph-properties fo:margin-top="0cm" fo:margin-bottom="0.499cm" style:writing-mode="lr-tb"/>
    </style:style>
    <style:style style:name="P14" style:family="paragraph" style:parent-style-name="Preformatted_20_Text">
      <style:paragraph-properties fo:margin-top="0cm" fo:margin-bottom="0.499cm" style:writing-mode="lr-tb"/>
      <style:text-properties fo:language="en" fo:country="none"/>
    </style:style>
    <style:style style:name="P15" style:family="paragraph" style:parent-style-name="Standard" style:list-style-name="L1"/>
    <style:style style:name="P16" style:family="paragraph" style:parent-style-name="Standard" style:list-style-name="L1">
      <style:text-properties fo:background-color="#ffff00"/>
    </style:style>
    <style:style style:name="P17" style:family="paragraph" style:parent-style-name="Standard" style:list-style-name="L2">
      <style:text-properties fo:background-color="#ffff00"/>
    </style:style>
    <style:style style:name="P18" style:family="paragraph" style:parent-style-name="Standard" style:list-style-name="L3">
      <style:text-properties fo:background-color="#ffff00"/>
    </style:style>
    <style:style style:name="P19" style:family="paragraph" style:parent-style-name="Standard" style:list-style-name="L9">
      <style:text-properties fo:background-color="#ffff00"/>
    </style:style>
    <style:style style:name="P20" style:family="paragraph" style:parent-style-name="Standard" style:list-style-name="L11">
      <style:text-properties fo:background-color="#ffff00"/>
    </style:style>
    <style:style style:name="P21" style:family="paragraph" style:parent-style-name="Standard" style:list-style-name="L13">
      <style:text-properties fo:background-color="#ffff00"/>
    </style:style>
    <style:style style:name="P22" style:family="paragraph" style:parent-style-name="Standard" style:list-style-name="L2"/>
    <style:style style:name="P23" style:family="paragraph" style:parent-style-name="Standard" style:list-style-name="L2">
      <style:text-properties fo:background-color="transparent"/>
    </style:style>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8"/>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1"/>
    <style:style style:name="P31" style:family="paragraph" style:parent-style-name="Standard" style:list-style-name="L13"/>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12"/>
    <style:style style:name="P35" style:family="paragraph" style:parent-style-name="Text_20_body" style:list-style-name="L12">
      <style:paragraph-properties fo:margin-top="0cm" fo:margin-bottom="0cm"/>
      <style:text-properties fo:background-color="#ffff00"/>
    </style:style>
    <style:style style:name="P36" style:family="paragraph" style:parent-style-name="Text_20_body" style:list-style-name="L12">
      <style:paragraph-properties fo:margin-top="0cm" fo:margin-bottom="0cm"/>
    </style:style>
    <style:style style:name="P37" style:family="paragraph" style:parent-style-name="Preformatted_20_Text">
      <style:paragraph-properties fo:margin-top="0cm" fo:margin-bottom="0.499cm" style:writing-mode="lr-tb"/>
    </style:style>
    <style:style style:name="P38" style:family="paragraph" style:parent-style-name="Preformatted_20_Text">
      <style:paragraph-properties style:writing-mode="lr-tb"/>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none"/>
    </style:style>
    <style:style style:name="T2" style:family="text">
      <style:text-properties fo:language="en" fo:country="none" fo:background-color="#ffff00"/>
    </style:style>
    <style:style style:name="T3" style:family="text">
      <style:text-properties fo:language="en" fo:country="none" fo:font-weight="bold" style:font-weight-asian="bold" style:font-weight-complex="bold"/>
    </style:style>
    <style:style style:name="T4" style:family="text">
      <style:text-properties fo:language="en" fo:country="none" fo:font-weight="bold" fo:background-color="transparent" style:font-weight-asian="bold" style:font-weight-complex="bold"/>
    </style:style>
    <style:style style:name="T5" style:family="text">
      <style:text-properties fo:language="en" fo:country="none" fo:font-weight="normal" fo:background-color="transparent" style:font-weight-asian="normal" style:font-weight-complex="normal"/>
    </style:style>
    <style:style style:name="T6" style:family="text">
      <style:text-properties fo:background-color="#ffff00"/>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style:font-name="Courier New" fo:font-size="10pt" style:font-size-asian="10pt" style:font-size-complex="10pt"/>
    </style:style>
    <style:style style:name="T12" style:family="text">
      <style:text-properties style:font-name="Courier New" fo:font-size="10pt" fo:language="en" fo:country="none" style:font-size-asian="10pt" style:font-size-complex="10pt"/>
    </style:style>
    <style:style style:name="T13" style:family="text">
      <style:text-properties style:font-name="Courier New" fo:font-size="10pt" fo:language="en" fo:country="none" fo:background-color="#ff9966" style:font-size-asian="10pt" style:font-size-complex="10pt"/>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language="en" fo:country="GB"/>
    </style:style>
    <style:style style:name="T17" style:family="text">
      <style:text-properties style:font-name="Times New Roman1" fo:language="en" fo:country="none"/>
    </style:style>
    <style:style style:name="T18" style:family="text">
      <style:text-properties fo:color="#008000" fo:language="en" fo:country="none"/>
    </style:style>
    <style:style style:name="T19" style:family="text">
      <style:text-properties fo:color="#ff0000" fo:language="en" fo:country="none"/>
    </style:style>
    <style:style style:name="T20"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text-position="0% 100%" style:font-name="Tahoma" fo:font-size="10pt" fo:letter-spacing="normal" fo:language="en"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5">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6">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7">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8">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CS101_-_Unit_6:_How_to_Have_Infinite_Power"/>CS101 - Unit 6: </text:p>
      <text:p text:style-name="Standard">How to Have Infinite Power</text:p>
      <text:p text:style-name="Standard"/>
      <text:p text:style-name="P3">-Infinite Power</text:p>
      <text:p text:style-name="Standard"><text:bookmark text:name="line-15"/><text:bookmark text:name="line-16"/>&gt;Welcome to unit 6! After this unit you will have learned all of the technical aspects that you will <text:tab/>be tested on in the final exam. Unit 7 will consist of field trips and interviews, which will <text:tab/>put what you have learned in context.<text:bookmark text:name="line-17"/><text:bookmark text:name="line-18"/></text:p>
      <text:p text:style-name="Standard">&gt;The big idea that will be introduced in unit 6 is<text:span text:style-name="T6"> recursive definitions</text:span>, which you will learn how to <text:tab/>use as a method for increasing your page ranking – being able to find the best page to <text:tab/>respond to the query. The real goal of this unit is to give you infinite power!<text:bookmark text:name="line-19"/><text:bookmark text:name="line-20"/></text:p>
      <text:p text:style-name="Standard">&gt;Recall, that in unit 2 when you learned about procedures, you were told that the <text:span text:style-name="T7">if</text:span> statement gave <text:tab/>you enough to write every possible computer program, which is infinitely powerful. </text:p>
      <text:p text:style-name="Standard"><text:tab/>&gt;&gt; Then, you learned how to use the <text:span text:style-name="T7">while</text:span> loop to go on. If you were infinitely powerful <text:tab/><text:tab/>just knowing the if statement then you should not have needed to learn the while <text:tab/><text:tab/><text:tab/>loop. You should have been able to build it from the things you have already seen – <text:tab/><text:tab/>and it turns out that you can!<text:bookmark text:name="line-21"/><text:bookmark text:name="line-22"/></text:p>
      <text:p text:style-name="Standard">&gt;In this unit you will learn <text:span text:style-name="T6">how to build up your own powerful control structures without using <text:tab/>anything other than procedures.</text:span> You will see that you can <text:span text:style-name="T8">build up these control structures, </text:span><text:tab/><text:span text:style-name="T8">as powerful as the while loop, from nothing but the procedures, if, and arithmetic and</text:span> <text:tab/><text:span text:style-name="T8">comparison operations</text:span> that you learned in unit 2.<text:bookmark text:name="line-23"/><text:bookmark text:name="line-24"/></text:p>
      <text:p text:style-name="Standard">&gt;The point of learning this is not to be able to replace procedures, but to learn a new way of <text:tab/>thinking called recursive definitions, which is a very powerful tool for solving problems.<text:bookmark text:name="line-25"/><text:bookmark text:name="line-26"/></text:p>
      <text:p text:style-name="Standard"><text:span text:style-name="T7">-</text:span><text:bookmark text:name="line-27"/><text:bookmark text:name="line-28"/><text:bookmark text:name="Quiz:_Long_Words"/><text:span text:style-name="T7">Quiz 1: Long Words</text:span><text:bookmark text:name="line-29"/><text:bookmark text:name="line-30"/><text:span text:style-name="T7"> – </text:span>This is kind of a trick quiz. Don’t worry if you’re not a native English <text:tab/>speaker. This quiz is just as hard for them as it is for you! What's the longest word in the <text:tab/>English language? <text:bookmark text:name="line-33"/><text:bookmark text:name="line-34"/></text:p>
      <text:list xml:id="list32677031" text:style-name="L1">
        <text:list-item>
          <text:p text:style-name="P15">honorificabilitudinitatibus <text:bookmark text:name="line-35"/></text:p>
        </text:list-item>
        <text:list-item>
          <text:p text:style-name="P15">antidisestablishmentarianism <text:bookmark text:name="line-36"/></text:p>
        </text:list-item>
        <text:list-item>
          <text:p text:style-name="P15">hippopotomonstrosesquippedaliophobia <text:bookmark text:name="line-37"/></text:p>
        </text:list-item>
        <text:list-item>
          <text:p text:style-name="P15">pneumonoultramicroscopicsilicovolcanoconiosis <text:bookmark text:name="line-38"/></text:p>
        </text:list-item>
        <text:list-item>
          <text:p text:style-name="P16">None of the above <text:bookmark text:name="line-39"/><text:bookmark text:name="line-40"/></text:p>
        </text:list-item>
      </text:list>
      <text:p text:style-name="Standard"><text:bookmark text:name="line-41"/><text:bookmark text:name="line-42"/><text:tab/>Idea is that there is always going to be a longer word – no such thing as the single, definitive <text:tab/><text:tab/>longest word</text:p>
      <text:p text:style-name="P3">-Counter</text:p>
      <text:p text:style-name="Standard"><text:bookmark text:name="line-43"/><text:bookmark text:name="line-44"/>&gt;A word is something that has meaning that is understood by the speakers of that words language. <text:tab/>A word could be defined as what is in a dictionary, but there are a lot of things that are <text:tab/>words, but that are not in the dictionary.<text:bookmark text:name="line-45"/><text:bookmark text:name="line-46"/></text:p>
      <text:p text:style-name="Standard">&gt;For example, there is a rule that says that for a word, you can make a new word by adding <text:tab/>“counter” in front of <text:tab/>the old one. The notation used below is the BNF (Backus Naur Form) <text:tab/>replacement grammar, which was introduced in unit 1. If you need a refresher, please see <text:tab/>unit 1, sections 9-11. Recall that the basic property of a BNF grammar is to replace what is <text:tab/>on the left by what is on the right.<text:bookmark text:name="line-47"/><text:bookmark text:name="line-48"/></text:p>
      <text:p text:style-name="Standard"><text:tab/><text:tab/>** Word → counter-Word <text:bookmark text:name="line-49"/><text:bookmark text:name="line-50"/></text:p>
      <text:p text:style-name="Standard"><text:tab/>&gt;&gt; The meaning of the new word is something that goes against, or counter to the original <text:tab/><text:tab/>word. If you start with the word intelligence, (intelligence as in spycraft not smart), <text:tab/><text:tab/>you can use the rule to replace intelligence with counter-intelligence, which means <text:tab/><text:tab/>trying the thwart the intelligence of the enemy. You can continue, replacing counter-<text:tab/><text:tab/>intelligence with counter-counter-intelligence , which means trying to thwart the <text:tab/><text:tab/><text:tab/>enemy's counter-intelligence. Repeating this again, you get a word that isn’t used but <text:tab/><text:tab/>that still has a sensible meaning – counter-counter-counter-intelligence.<text:bookmark text:name="line-55"/><text:bookmark text:name="line-56"/></text:p>
      <text:p text:style-name="Standard"><text:tab/><text:tab/>** Word → <text:s/>counter-Word <text:bookmark text:name="line-57"/></text:p>
      <text:p text:style-name="Standard"><text:tab/><text:tab/><text:tab/>intelligence <text:bookmark text:name="line-58"/></text:p>
      <text:p text:style-name="Standard"><text:tab/><text:tab/><text:tab/>counter-intelligence </text:p>
      <text:p text:style-name="Standard"><text:soft-page-break/><text:tab/><text:tab/><text:tab/>counter-counter-intelligence <text:bookmark text:name="line-60"/></text:p>
      <text:p text:style-name="Standard"><text:tab/><text:tab/><text:tab/>counter-counter-counter-intelligence <text:bookmark text:name="line-61"/><text:bookmark text:name="line-62"/></text:p>
      <text:p text:style-name="Standard">&gt;One of the long words in the first quiz, hippopotomonstrosesquippedaliophobia, means fear of <text:tab/>long words. If you know what a word means, even if you’ve never seen counter in front of <text:tab/>it, you can guess the meaning. Counter-hippopotomonstrosesquippedaliophobia means <text:tab/>something that goes against the fear of long words. It could be a medication that can cure <text:tab/>someone from the fear of long words. <text:s/>If you add another counter in front of counter-<text:tab/><text:tab/>hippopotomonstrosesquippedaliophobia, then you get counter-counter <text:tab/>hippopotomonstrosesquippedaliophobia, which is something that goes against counter-<text:tab/>hippopotomonstrosesquippedaliophobia. Maybe coffee stops the medication from working <text:tab/>and so coffee is a counter-counter-hippopotomonstrosesquippedaliophobia! <text:bookmark text:name="line-65"/><text:bookmark text:name="line-66"/></text:p>
      <text:p text:style-name="Standard"><text:span text:style-name="T7">-Quiz 2: Counter</text:span><text:span text:style-name="T9"> – </text:span><text:bookmark text:name="line-67"/><text:bookmark text:name="line-68"/><text:span text:style-name="T9"><text:s/></text:span>If the only rule we have for making words is this one: Word --&gt; counter-Word, <text:s/><text:bookmark text:name="line-71"/><text:bookmark text:name="line-72"/></text:p>
      <text:p text:style-name="Standard"><text:tab/>how many words can we make, starting from Word? <text:bookmark text:name="line-73"/><text:bookmark text:name="line-74"/></text:p>
      <text:list xml:id="list32656792" text:style-name="L2">
        <text:list-item>
          <text:p text:style-name="P17">None <text:bookmark text:name="line-75"/></text:p>
        </text:list-item>
        <text:list-item>
          <text:p text:style-name="P22">1 <text:bookmark text:name="line-76"/></text:p>
        </text:list-item>
        <text:list-item>
          <text:p text:style-name="P22">2 <text:bookmark text:name="line-77"/></text:p>
        </text:list-item>
        <text:list-item>
          <text:p text:style-name="P23">Infinitely many <text:bookmark text:name="line-78"/><text:bookmark text:name="line-79"/></text:p>
        </text:list-item>
      </text:list>
      <text:p text:style-name="Standard"><text:bookmark text:name="line-80"/><text:bookmark text:name="line-81"/><text:tab/>&gt;&gt; see Unit 1 – in BNF grammar, we start with a non-terminal and we can stop once we <text:tab/><text:tab/>have reached all terminals; with only this rule, we will never get there – we can keep <text:tab/><text:tab/>adding more instances of “counter-,” but we can never replace the non-terminal <text:tab/><text:tab/><text:tab/>“Word” – every time we use this rule to replace “Word,” we end up with the non-<text:tab/><text:tab/>terminal on the right side again</text:p>
      <text:p text:style-name="Standard"><text:span text:style-name="T7">-Quiz 3: Expanding our Grammar</text:span><text:span text:style-name="T9"> – </text:span><text:bookmark text:name="line-82"/><text:bookmark text:name="line-83"/><text:span text:style-name="T9"><text:s/></text:span>For this quiz, an extra rule is added. How many different <text:tab/>words can we make starting from Word using only these two rules<text:bookmark text:name="line-86"/><text:bookmark text:name="line-87"/>? </text:p>
      <text:p text:style-name="Standard"><text:tab/><text:tab/>Word → counter-Word <text:bookmark text:name="line-88"/></text:p>
      <text:p text:style-name="Standard"><text:tab/><text:tab/>Word → hippopotomonstrosesquippedaliophobia <text:bookmark text:name="line-89"/></text:p>
      <text:p text:style-name="Standard">None <text:bookmark text:name="line-90"/></text:p>
      <text:p text:style-name="Standard">1 <text:bookmark text:name="line-91"/></text:p>
      <text:p text:style-name="Standard">2 <text:bookmark text:name="line-92"/></text:p>
      <text:p text:style-name="P4">Infinitely many <text:bookmark text:name="line-93"/><text:bookmark text:name="line-94"/></text:p>
      <text:p text:style-name="Standard"><text:bookmark text:name="line-95"/><text:bookmark text:name="line-96"/></text:p>
      <text:p text:style-name="P3">-Recursive Definitions</text:p>
      <text:p text:style-name="Standard"><text:bookmark text:name="line-97"/><text:bookmark text:name="line-98"/>&gt; Recursive definitions work for things other than words, but you’re probably most familiar with <text:tab/>them from language. You will learn how to use them in procedures and in later courses you <text:tab/>will see how to use them to define data structures. A lot of things in computing are defined <text:tab/>in terms of recursive definitions. <text:bookmark text:name="line-99"/><text:bookmark text:name="line-100"/></text:p>
      <text:p text:style-name="Standard">&gt; A recursive definition has two parts: <text:span text:style-name="T6">the base case and the recursive case</text:span>. </text:p>
      <text:p text:style-name="Standard">&gt; In the previous example, with respect to Word, the second rule: <text:bookmark text:name="line-103"/><text:bookmark text:name="line-104"/></text:p>
      <text:p text:style-name="Standard"><text:tab/><text:tab/><text:tab/>Word --&gt; hippopotomonstrosesquippedaliophobia <text:bookmark text:name="line-105"/><text:bookmark text:name="line-106"/></text:p>
      <text:p text:style-name="Standard"><text:tab/>was the <text:span text:style-name="T6">base case</text:span>. It is a starting point and it is important that it is<text:span text:style-name="T6"> not defined in</text:span> <text:tab/><text:tab/><text:tab/><text:span text:style-name="T6">terms of itself </text:span><text:span text:style-name="T10">– this is the stopping condition, the starting point for “building”</text:span></text:p>
      <text:p text:style-name="Standard"><text:tab/>&gt;&gt; For programs it is usually going to be the smallest input, or the simplest input. </text:p>
      <text:p text:style-name="Standard"><text:tab/>&gt;&gt; The base case must be something that you already know how to define. You must already <text:tab/><text:tab/>know the answer and not need to do any computation to work it out. <text:bookmark text:name="line-107"/><text:bookmark text:name="line-108"/></text:p>
      <text:p text:style-name="Standard">&gt;The <text:span text:style-name="T6">recursive case </text:span>is defined in terms of itself, but not itself exactly. It is <text:span text:style-name="T6">defined in terms of a</text:span> <text:tab/><text:span text:style-name="T6">smaller version of itsel</text:span>f, as progress must be made towards the base case. You will see what <text:tab/>this means in programs soon, but first another example – not in terms of a program – to get a <text:tab/>better idea of how things can be defined recursively. <text:bookmark text:name="line-109"/><text:bookmark text:name="line-110"/></text:p>
      <text:p text:style-name="P3">-Ancestors</text:p>
      <text:p text:style-name="Standard"><text:bookmark text:name="line-111"/><text:bookmark text:name="line-112"/><text:span text:style-name="T7">&gt; </text:span><text:span text:style-name="T9">How</text:span> can you define who your ancestors are? <text:s/>Your parents are your ancestors, but they are not <text:tab/>your only ancestors. Your parents have parents – your grandparents, who are also your <text:tab/>ancestors. Your grandparents also have parents who are your ancestors too, and so on. <text:bookmark text:name="line-117"/><text:bookmark text:name="line-118"/></text:p>
      <text:p text:style-name="Standard"><text:soft-page-break/><text:span text:style-name="T7">-Quiz 4: Ancestors</text:span><text:bookmark text:name="line-119"/> – Which of these is the best definition of ancestors? <text:bookmark text:name="line-120"/><text:bookmark text:name="line-121"/></text:p>
      <text:list xml:id="list32655385" text:style-name="L3">
        <text:list-item>
          <text:p text:style-name="P24">Ancestor --&gt; Parent of Ancestor <text:bookmark text:name="line-122"/><text:bookmark text:name="line-123"/></text:p>
        </text:list-item>
        <text:list-item>
          <text:p text:style-name="P18">Ancestor --&gt; Parent <text:bookmark text:name="line-124"/></text:p>
          <text:list>
            <text:list-item>
              <text:p text:style-name="P18">Ancestor --&gt; Parent of Ancestor <text:bookmark text:name="line-125"/></text:p>
            </text:list-item>
          </text:list>
        </text:list-item>
        <text:list-item>
          <text:p text:style-name="P24">Ancestor --&gt; Parent <text:bookmark text:name="line-126"/></text:p>
          <text:list>
            <text:list-item>
              <text:p text:style-name="P24">Ancestor --&gt; Parent of Parent <text:bookmark text:name="line-127"/>Ancestor --&gt; Parent of Parent of Ancestor <text:bookmark text:name="line-128"/><text:bookmark text:name="line-129"/></text:p>
            </text:list-item>
          </text:list>
        </text:list-item>
      </text:list>
      <text:p text:style-name="Standard"><text:bookmark text:name="line-130"/><text:bookmark text:name="line-131"/>&gt; first rule has no base case – no stopping point, ancestor is always defined in terms of itself; </text:p>
      <text:p text:style-name="Standard"><text:tab/>second rule includes a stopping case – parent – with as many “parent of” as necessary; third <text:tab/>answer just duplicates the second, with more rules</text:p>
      <text:p text:style-name="Standard"/>
      <text:p text:style-name="P3">-Recursive Procedures</text:p>
      <text:p text:style-name="Standard"><text:bookmark text:name="line-132"/><text:bookmark text:name="line-133"/>&gt; You have seen how to use recursive definitions to make Words and define concepts like <text:tab/>Ancestors. </text:p>
      <text:p text:style-name="Standard">&gt; Now you’ll see how to use recursive definitions to define a procedure – in unit 2, the factorial n <text:tab/>was defined as the number of ways to arrange n items, which means that the input is n. This <text:tab/>can be calculated as:<text:bookmark text:name="line-134"/><text:bookmark text:name="line-135"/></text:p>
      <text:list xml:id="list32656463" text:style-name="L4">
        <text:list-item>
          <text:p text:style-name="P25">factorial(n) = n * (n-1) * (n-2) * … * 1 <text:bookmark text:name="line-136"/><text:bookmark text:name="line-137"/></text:p>
        </text:list-item>
      </text:list>
      <text:p text:style-name="Standard"><text:tab/>This equation is not a very precise mathematical definition because of the dot, dot, dot (i.e., <text:tab/>the ellipsis).</text:p>
      <text:p text:style-name="Standard"><text:s/><text:tab/>&gt;&gt;Humans understand it correctly, but it’s <text:span text:style-name="T6">not precise mathematically.</text:span> Using a recursive <text:tab/><text:tab/>definition allows a factorial to be defined precisely. </text:p>
      <text:p text:style-name="Standard"><text:tab/>&gt;&gt; For this, a base case is needed. This should be the simplest input. It is something for <text:tab/><text:tab/><text:tab/>which the answer is already known. For factorial and for many procedures involving <text:tab/><text:tab/>numbers, the simplest input is 0. The factorial of 0 is defined as 1, that is: <text:bookmark text:name="line-138"/><text:bookmark text:name="line-139"/></text:p>
      <text:list xml:id="list32657786" text:style-name="L5">
        <text:list-item>
          <text:p text:style-name="P26">factorial(0) = 1, <text:bookmark text:name="line-140"/><text:bookmark text:name="line-141"/></text:p>
        </text:list-item>
      </text:list>
      <text:p text:style-name="Standard"><text:tab/><text:tab/>which is the base case. <text:bookmark text:name="line-142"/><text:bookmark text:name="line-143"/></text:p>
      <text:p text:style-name="Standard"><text:tab/>&gt;&gt; In the imprecise definition: <text:bookmark text:name="line-144"/><text:bookmark text:name="line-145"/></text:p>
      <text:list xml:id="list32671173" text:style-name="L6">
        <text:list-item>
          <text:p text:style-name="P32"><text:span text:style-name="Emphasis">factorial</text:span>(<text:span text:style-name="Emphasis">n</text:span>) = <text:span text:style-name="Emphasis">n</text:span> * (<text:span text:style-name="Emphasis">n</text:span>-1) * (<text:span text:style-name="Emphasis">n</text:span>-2) * … * 1, <text:bookmark text:name="line-146"/><text:bookmark text:name="line-147"/></text:p>
        </text:list-item>
      </text:list>
      <text:p text:style-name="Text_20_body"><text:tab/><text:tab/>the product: <text:bookmark text:name="line-148"/><text:bookmark text:name="line-149"/></text:p>
      <text:list xml:id="list32666100" text:style-name="L7">
        <text:list-item>
          <text:p text:style-name="P33">(<text:span text:style-name="Emphasis">n</text:span>-1) * (<text:span text:style-name="Emphasis">n</text:span>-2) * … * 1 </text:p>
        </text:list-item>
      </text:list>
      <text:p text:style-name="Standard"><text:tab/><text:tab/>is just the factorial of n-1, that is: factorial(n-1). This means you can write the <text:tab/><text:tab/><text:tab/>recursive case as: <text:bookmark text:name="line-154"/><text:bookmark text:name="line-155"/></text:p>
      <text:list xml:id="list32658660" text:style-name="L8">
        <text:list-item>
          <text:p text:style-name="P27">for any integer n &gt; 0, factorial(n) = n * factorial(n-1). <text:bookmark text:name="line-156"/><text:bookmark text:name="line-157"/></text:p>
        </text:list-item>
      </text:list>
      <text:p text:style-name="Standard">&gt; It makes sense when you think of the way to arrange n items. There are n ways to pick the first <text:tab/>item, and then there are n-1 items remaining. There are factorial(n-1) ways to arrange these <text:tab/>n-1 items.<text:bookmark text:name="line-158"/><text:bookmark text:name="line-159"/></text:p>
      <text:p text:style-name="Standard"><text:tab/><text:tab/>Base case: factorial(0) = 1 </text:p>
      <text:p text:style-name="Standard"><text:bookmark text:name="line-160"/><text:tab/><text:tab/>Recursive case: factorial(n) = n * factorial(n-1) for n&gt;0 <text:bookmark text:name="line-161"/><text:bookmark text:name="line-162"/></text:p>
      <text:p text:style-name="Standard">-<text:span text:style-name="T7">Quiz 5: Recursive Factorial</text:span><text:bookmark text:name="line-163"/><text:bookmark text:name="line-164"/><text:span text:style-name="T7">: </text:span>Define a procedure, factorial, that takes a natural number as its <text:tab/>input, and outputs the number of ways to arrange the input number of items. You’ve already <text:tab/>seen how to do this using a while loop. Your goal here is to define that procedure without <text:tab/>using a while loop, that is, to define it using a recursive definition. Note that a natural <text:tab/>number is defined to be a positive whole number. <text:bookmark text:name="line-169"/><text:bookmark text:name="line-170"/></text:p>
      <text:p text:style-name="Standard"><text:bookmark text:name="line-171"/><text:bookmark text:name="line-172"/><text:tab/><text:tab/><text:span text:style-name="T11">def factorial(n):</text:span></text:p>
      <text:p text:style-name="P5"><text:s text:c="3"/><text:tab/><text:tab/><text:tab/>if n == 0:<office:annotation><dc:creator>Unknown Author</dc:creator><dc:date>2012-07-06T20:06:50.87</dc:date><text:p text:style-name="P39"><text:span text:style-name="T20">This checks whether we've reached the base case</text:span></text:p></office:annotation></text:p>
      <text:p text:style-name="P5"><text:s text:c="8"/><text:tab/><text:tab/><text:tab/>return 1</text:p>
      <text:p text:style-name="P5"><text:s text:c="2"/><text:tab/><text:tab/> <text:tab/>else:</text:p>
      <text:p text:style-name="Standard"><text:span text:style-name="T11"><text:s text:c="8"/><text:tab/><text:tab/><text:tab/>return n * factorial(n – 1)</text:span><office:annotation><dc:creator>Unknown Author</dc:creator><dc:date>2012-07-06T20:19:44.87</dc:date><text:p text:style-name="P39"><text:span text:style-name="T20">Recursive case –this is the result we get from n time calling factorial and passing in n-1</text:span></text:p></office:annotation></text:p>
      <text:p text:style-name="Standard"><text:tab/><text:tab/>&gt;&gt; the base case keeps the definition of the procedure from being circular – we stop <text:tab/><text:tab/><text:tab/>once we reach the case where n is 0</text:p>
      <text:p text:style-name="Standard"><text:tab/><text:tab/>&gt;&gt; every time we call factorial, n is getting smaller – we started with n as a positive <text:soft-page-break/><text:tab/><text:tab/><text:tab/>whole number, so eventually, we'll get to zero</text:p>
      <text:p text:style-name="Standard">&gt;for example, consider factorial(3):</text:p>
      <text:p text:style-name="Standard"><text:tab/>&gt;&gt; we enter the procedure at the if loop, but n != 0, so we go to the else statement</text:p>
      <text:p text:style-name="Standard"><text:tab/>&gt;&gt; so the result of the first call is 3 * factorial(2)</text:p>
      <text:p text:style-name="Standard"><text:tab/>&gt;&gt; we still need to evaluate factorial(2), so we enter the procedure again</text:p>
      <text:p text:style-name="Standard"><text:tab/>&gt;&gt; again, n !=0, so we go to the else statement </text:p>
      <text:p text:style-name="Standard"><text:tab/>&gt;&gt; result of the second call is 2*factorial(1)</text:p>
      <text:p text:style-name="Standard"><text:tab/>&gt;&gt; we still don't know what factorial(1) is, so we reenter the factorial procedure</text:p>
      <text:p text:style-name="Standard"><text:tab/>&gt;&gt; n != 0, so on to the else statement </text:p>
      <text:p text:style-name="Standard"><text:tab/>&gt;&gt; 1*factorial(0)</text:p>
      <text:p text:style-name="Standard"><text:tab/>&gt;&gt; n is now equal to zero, so the if statement returns 1</text:p>
      <text:p text:style-name="Standard"><text:tab/>&gt;&gt; the previous statement is thus equivalent to 1 * 1</text:p>
      <text:p text:style-name="Standard"><text:tab/>&gt;&gt; so 2 * factorial(1) is 2 * 1</text:p>
      <text:p text:style-name="Standard"><text:tab/>&gt;&gt;similarly, 3 * factorial(2) is now 3*(2*1)</text:p>
      <text:p text:style-name="Standard"><text:tab/>&gt;&gt; so the answer is 6</text:p>
      <text:p text:style-name="Standard"/>
      <text:p text:style-name="P3">-Palindromes</text:p>
      <text:p text:style-name="Standard"><text:bookmark text:name="line-173"/><text:bookmark text:name="line-174"/>&gt;Here’s another example of defining a recursive procedure. A palindrome is a string that reads the <text:tab/>same way forwards and backwards.<text:bookmark text:name="line-175"/><text:bookmark text:name="line-176"/></text:p>
      <text:p text:style-name="Standard"><text:tab/>&gt;&gt; For example: String ‘level’ is a palindrome (if you read ‘level’ forwards, you get ‘level’ <text:tab/><text:tab/>and if you read it backwards, you get exactly the same string). Some other typical <text:tab/><text:tab/>examples of palindromes include: <text:bookmark text:name="line-177"/></text:p>
      <text:p text:style-name="Standard"><text:tab/><text:tab/>** Any single letter is a palindrome. For e.g. ‘a’ (If you read ‘a’ forwards, you get ‘a’ <text:tab/><text:tab/><text:tab/>and if you read ‘a’ backwards, you again get ‘a’) <text:bookmark text:name="line-178"/></text:p>
      <text:p text:style-name="Standard"><text:tab/><text:tab/>** An empty string is also a palindrome (i.e. ‘’). If you read empty string ‘’ forwards, <text:tab/><text:tab/><text:tab/>you get the empty string and if you read empty string backwards, you get an <text:tab/><text:tab/><text:tab/>empty string. </text:p>
      <text:p text:style-name="Standard"><text:span text:style-name="T7">-Quiz 6: Palindromes</text:span><text:bookmark text:name="line-187"/><text:bookmark text:name="line-188"/><text:span text:style-name="T7"> – </text:span>Define a procedure, is_palidrome, that takes as input a string, and outputs <text:tab/>a Boolean to indicate if the input string is a palindrome. First, try to think on your own and <text:tab/>define the procedure that tests whether an input string is a palindrome or not. This is a pretty <text:tab/>tough question. There are easy ways to reverse the string and check to see if it is same as the <text:tab/>original string in Python. But since you have not studied them yet in this course, write this <text:tab/>procedure using what you already know about Python. Here are some hints for defining this <text:tab/>procedure:<text:bookmark text:name="line-191"/></text:p>
      <text:p text:style-name="Standard"><text:tab/><text:tab/>&gt;&gt; You might have already noticed that there is one simple case (i.e. empty string ‘') <text:tab/><text:tab/><text:tab/>where you know that the string is a palindrome. So, this will be your base <text:tab/><text:tab/><text:tab/>case. If the input to the procedure, is_palindrome is an empty string, the result <text:tab/><text:tab/><text:tab/>of is_palindrome is True. <text:bookmark text:name="line-192"/></text:p>
      <text:p text:style-name="Standard"><text:tab/><text:tab/>&gt;&gt; Note: When you write recursive procedures on numbers, the base case is often <text:tab/><text:tab/><text:tab/>some small number (like 0 or 1). When you write recursive procedures on <text:tab/><text:tab/><text:tab/>strings, the base case is more likely to be the simplest string (which is the <text:tab/><text:tab/><text:tab/>empty string ‘’). <text:bookmark text:name="line-193"/></text:p>
      <text:p text:style-name="Standard"><text:tab/><text:tab/>&gt;&gt; What will you do if the string is not an empty string? Well, one way you can <text:tab/><text:tab/><text:tab/><text:tab/>solve this is by looking at the first and last letter of string. If these two are <text:tab/><text:tab/><text:tab/>equal, then it might be a palindrome. It will be a palindrome only if all the <text:tab/><text:tab/><text:tab/>letters left over in the middle are also a palindrome. In order to check whether <text:tab/><text:tab/><text:tab/>remaining middle of string is a palindrome, you can recursively call <text:tab/><text:tab/><text:tab/><text:tab/>is_palindrome. </text:p>
      <text:p text:style-name="P5"/>
      <text:p text:style-name="P5">def is_palindrome(string):</text:p>
      <text:p text:style-name="P5"><text:s text:c="4"/>if string == '':</text:p>
      <text:p text:style-name="P5"><text:s text:c="8"/>return True</text:p>
      <text:p text:style-name="P5"><text:s text:c="4"/>else: </text:p>
      <text:p text:style-name="P5"><text:soft-page-break/><text:s text:c="8"/>if string[0] == string[-1]:</text:p>
      <text:p text:style-name="P5"><text:s text:c="12"/>string = string[1:-1]<office:annotation><dc:creator>Unknown Author</dc:creator><dc:date>2012-07-06T21:52:44.88</dc:date><text:p text:style-name="P39"><text:span text:style-name="T20">Answer below collapses this line &amp; the line below into a single line</text:span></text:p></office:annotation></text:p>
      <text:p text:style-name="P5"><text:s text:c="12"/>return is_palindrome(string)</text:p>
      <text:p text:style-name="P5"><text:s text:c="8"/>else: </text:p>
      <text:p text:style-name="P5"><text:s text:c="12"/>return False</text:p>
      <text:p text:style-name="Standard">Answer: </text:p>
      <text:p text:style-name="P3"><draw:frame draw:style-name="fr1" draw:name="graphics1" text:anchor-type="paragraph" svg:width="10.53cm" svg:height="5.082cm" draw:z-index="0"><draw:image xlink:href="Pictures/2000000700002923000013D9BFBF0495.svm" xlink:type="simple" xlink:show="embed" xlink:actuate="onLoad"/></draw:frame>-Recursive v. Iterative</text:p>
      <text:p text:style-name="Standard"><text:bookmark text:name="line-202"/><text:bookmark text:name="line-203"/>&gt; Any procedure that you write recursively, you can also write without using a recursive definition. <text:tab/>Here is <text:span text:style-name="T6">another way to define is_palindrome</text:span>: </text:p>
      <text:p text:style-name="Standard"/>
      <text:p text:style-name="P6"><text:bookmark text:name="CA-34d6c92e72e439e2ebc66ebf9d1fd74413f2b8ea_1"/><text:bookmark text:name="line-1-2"/>def iter_palindrome(s):</text:p>
      <text:p text:style-name="P6"><text:tab/>for i in range(0, len(s) / 2):</text:p>
      <text:p text:style-name="P6"><text:tab/><text:tab/>if s[i] != s[-(i + 1)]:</text:p>
      <text:p text:style-name="P6"><text:tab/><text:tab/><text:tab/>return False</text:p>
      <text:p text:style-name="P6"><text:tab/>return True</text:p>
      <text:p text:style-name="P6"/>
      <text:p text:style-name="Standard"><text:bookmark text:name="line-211"/>&gt; <text:span text:style-name="T7">iter_palindrome</text:span> is written using a for loop. You loop using variable i in the range from 0 to the <text:tab/>length of input string divided by 2 (i.e., this loop is going through halfway of string s). </text:p>
      <text:p text:style-name="Standard"><text:tab/>&gt;&gt;Inside the loop, there is an if test that checks if the character at position i is different from <text:tab/><text:tab/>the character in position -(i + 1) – i.e. counting from the back of string ith positions <text:tab/><text:tab/><text:tab/>away</text:p>
      <text:p text:style-name="Standard"><text:tab/><text:tab/>** If those characters are different, you have bumped into a mismatch and we return <text:tab/><text:tab/><text:tab/>False. </text:p>
      <text:p text:style-name="Standard"><text:tab/><text:tab/>** If they are not different, continue going through the loop. </text:p>
      <text:p text:style-name="Standard"><text:tab/><text:tab/>** If you reach the end of the for loop without finding any differences, you know <text:tab/><text:tab/><text:tab/>that it is a palindrome and you return <text:span text:style-name="Emphasis"><text:span text:style-name="T14">True</text:span></text:span>.<text:bookmark text:name="line-212"/><text:bookmark text:name="line-213"/></text:p>
      <text:p text:style-name="Standard">&gt;This alternative way to define is_palindrome is more complicated to understand. </text:p>
      <text:p text:style-name="Standard">&gt;If you want to test a very long palindrome, iter_palindrome (i.e., the iterative version) will be <text:tab/>much more efficient than is_palindrome (recursive version). There are a few reasons why:<text:bookmark text:name="line-214"/><text:bookmark text:name="line-215"/></text:p>
      <text:p text:style-name="Standard"><text:tab/>&gt;&gt; Inside is_palindrome, when we call is_palindrome recursively<text:bookmark text:name="CA-78f3ddf156b74bbf52ad177222da69cc7ae87456_1"/><text:bookmark text:name="line-1-4"/>, at the line <text:span text:style-name="T12">return <text:tab/><text:tab/><text:tab/>is_palindrome(s[1:-1])</text:span><text:bookmark text:name="line-219"/><text:span text:style-name="T1"> -- t</text:span>his recursive version keeps making a new string every <text:tab/><text:tab/>time you make a recursive call. This creates a new string and this step is pretty <text:tab/><text:tab/><text:tab/>expensive.<text:bookmark text:name="line-220"/></text:p>
      <text:p text:style-name="Standard"><text:tab/>&gt;&gt; Recursive calls themselves are fairly expensive themselves. There are languages which <text:tab/><text:tab/>make recursive calls really cheap. Python is not one of them, and in Python it is <text:tab/><text:tab/><text:tab/>fairly expensive to do a recursive call. </text:p>
      <text:p text:style-name="Standard"><text:tab/>&gt;&gt; For most procedures, the recursive way is often the most elegant and easiest way to <text:tab/><text:tab/><text:tab/>return a correct result. But if you are worried about performance and want your <text:tab/><text:tab/><text:tab/>procedure to work on really large inputs, you are better off finding a non-recursive <text:tab/><text:tab/>way to define that procedure. <text:bookmark text:name="line-221"/><text:bookmark text:name="line-222"/></text:p>
      <text:p text:style-name="P3">-Bunnies</text:p>
      <text:p text:style-name="Standard"><text:bookmark text:name="line-223"/><text:bookmark text:name="line-224"/>&gt; Fibonacci Numbers are one of the most interesting things in mathematics Once you know about <text:tab/>them you will start to see them all over the place, both in nature and design.<text:bookmark text:name="line-225"/><text:bookmark text:name="line-226"/></text:p>
      <text:p text:style-name="Standard"><text:tab/>&gt;&gt;The name comes from Leonardo da Pisa, who is also known as Fibonacci. In 1202 he <text:soft-page-break/><text:tab/><text:tab/>published a book called <text:span text:style-name="T15">Liber Abaci</text:span>. The root, abaci, is the same for the word <text:tab/><text:tab/><text:tab/>abacus, the calculating machine. <text:span text:style-name="T15">Liber Abaci</text:span> is loosely translated as the "book of <text:tab/><text:tab/>calculation." The book introduced Indian mathematics to the West, particularly, <text:tab/><text:tab/><text:tab/>Arabic numerals. Arabic numerals soon replaced the Roman numeral system, which <text:tab/><text:tab/>had been widely used. </text:p>
      <text:p text:style-name="Standard"><text:tab/>&gt;&gt; In his book, Fibonacci showed how much easier it is to do calculations using numbers in <text:tab/><text:tab/>the decimal system where the position of the number indicates its value. He showed <text:tab/><text:tab/>this by introducing problems and using calculation to solve them. </text:p>
      <text:p text:style-name="Standard"><text:tab/>&gt;&gt; The problem that became known as the Fibonacci Numbers, was one of the problems in <text:tab/><text:tab/>his book. He posed the problem like this: In the beginning there is one pair of rabbits. <text:tab/><text:tab/>It takes one month for a rabbit to mature, and one month for a rabbit to produce <text:tab/><text:tab/><text:tab/>offspring. </text:p>
      <text:p text:style-name="Standard">Every month a mature rabbit will produce a new pair of rabbits. Notice how in month three, since it takes a month for the rabbits to reach maturity (and only in maturity can the rabbits reproduce), there is only one set of offspring from the original pair of rabbits. <text:bookmark text:name="line-235"/><text:bookmark text:name="line-236"/></text:p>
      <text:p text:style-name="Text_20_body"><draw:frame draw:style-name="fr1" draw:name="graphics3" text:anchor-type="paragraph" svg:width="14.66cm" svg:height="7.833cm" draw:z-index="2"><draw:image xlink:href="Pictures/200000070000394300001E990E756054.svm" xlink:type="simple" xlink:show="embed" xlink:actuate="onLoad"/></draw:frame><text:bookmark text:name="line-237"/><text:bookmark text:name="line-238"/></text:p>
      <text:p text:style-name="Text_20_body">Assume that for the sake of this model, rabbits never die. In month four, one pair of baby rabbits will mature, while the two mature pairs of rabbits will reproduce. This makes a total of five pairs of rabbits. <text:bookmark text:name="line-239"/><text:bookmark text:name="line-240"/></text:p>
      <text:p text:style-name="Text_20_body"><draw:frame draw:style-name="fr2" draw:name="graphics2" text:anchor-type="paragraph" svg:width="16.088cm" svg:height="9.763cm" draw:z-index="1"><draw:image xlink:href="Pictures/2000000700003ED80000262405BB4368.svm" xlink:type="simple" xlink:show="embed" xlink:actuate="onLoad"/></draw:frame><text:bookmark text:name="line-241"/><text:bookmark text:name="line-242"/><text:soft-page-break/></text:p>
      <text:p text:style-name="Standard">This keeps going, since the model assumes rabbits never die, that every month a pair of mature rabbits produces a pair of rabbit babies and that it takes one month for rabbit babies to mature. Therefore, in month five the three mature pairs of rabbits will all produce a pair of offspring, making eight pairs of rabbits. <text:s/></text:p>
      <text:p text:style-name="Standard"><draw:frame draw:style-name="fr1" draw:name="graphics4" text:anchor-type="paragraph" svg:width="14.871cm" svg:height="9.289cm" draw:z-index="3"><draw:image xlink:href="Pictures/2000000700003A1700002448C6699351.svm" xlink:type="simple" xlink:show="embed" xlink:actuate="onLoad"/></draw:frame><text:bookmark text:name="line-245"/><text:bookmark text:name="line-246"/></text:p>
      <text:p text:style-name="Standard">&gt;While this model is not realistic, it is an interesting mathematical model. This model can be <text:tab/>written in a more formal way. <text:bookmark text:name="line-247"/><text:bookmark text:name="line-248"/></text:p>
      <text:p text:style-name="Standard">&gt;<text:span text:style-name="T8">Each month the number of rabbits is the number of rabbit from the previous month, plus all of the</text:span> <text:tab/><text:span text:style-name="T8">rabbits that were mature, which is the number of rabbits from two months ago</text:span>. After this <text:tab/>observation you can predict the number of rabbit pairs there will be in month six using the <text:tab/>same formula: the number of rabbit pairs in month five plus the number of rabbit pairs in <text:tab/>month four. This makes 13 pairs of rabbits. <text:bookmark text:name="line-249"/><text:bookmark text:name="line-250"/></text:p>
      <text:p text:style-name="Standard"><text:soft-page-break/>&gt;This is the model that Fibonacci developed. So, here is the question: can you figure out how many <text:tab/>pairs of rabbits there will be at the end of month n, given any number n? Here is how you <text:tab/>can define this mathematically: <text:bookmark text:name="line-253"/><text:bookmark text:name="line-254"/></text:p>
      <text:p text:style-name="Standard"><text:tab/><text:tab/>fibonacci (0) = 0 <text:bookmark text:name="line-255"/><office:annotation><dc:creator>Unknown Author</dc:creator><dc:date>2012-07-07T12:36:20.89</dc:date><text:p text:style-name="P41"><text:span text:style-name="T20">These are the two base cases</text:span></text:p></office:annotation></text:p>
      <text:p text:style-name="Standard"><text:tab/><text:tab/>fibonacci (1) = 1 <text:bookmark text:name="line-256"/><text:bookmark text:name="line-257"/></text:p>
      <text:p text:style-name="Standard"><text:tab/>&gt;&gt; This is different from the other recursive definitions you've seen in that there are<text:span text:style-name="T6"> two </text:span><text:tab/><text:tab/><text:span text:style-name="T6">base cases</text:span>. </text:p>
      <text:p text:style-name="Standard"><text:tab/>&gt;&gt;From here you <text:span text:style-name="T6">can define every other fibonacci number recursively, starting from these </text:span><text:tab/><text:tab/><text:span text:style-name="T6">base cases.</text:span> </text:p>
      <text:p text:style-name="Standard"><text:tab/>&gt;&gt; So, the fibonacci number n, where n is some whole number greater than one, is <text:tab/><text:tab/><text:tab/>equivalent to the sum of all the babies from the previous month, fibonacci (n-1), plus <text:tab/><text:tab/>all of the new babies. The number of new babies is the number of rabbit pairs two <text:tab/><text:tab/>months ago (all of the mature rabbit pairs), fibonacci (n-2). You can write this: <text:bookmark text:name="line-258"/><text:bookmark text:name="line-259"/></text:p>
      <text:p text:style-name="Standard"><text:tab/><text:tab/><text:tab/>n&gt;1 <text:bookmark text:name="line-260"/><text:bookmark text:name="line-261"/></text:p>
      <text:p text:style-name="Standard"><text:tab/><text:tab/><text:tab/>fibonacci(n) = fibonacci (n-1) +fibonacci (n-2) <text:bookmark text:name="line-262"/><text:bookmark text:name="line-263"/></text:p>
      <text:p text:style-name="Standard"><text:tab/><text:tab/>This equation defines every fibonacci number in terms of the two base cases and the <text:tab/><text:tab/>one recursive case.<text:bookmark text:name="line-264"/><text:bookmark text:name="line-265"/></text:p>
      <text:p text:style-name="Standard"><text:span text:style-name="T7">-Quiz 7: Bunnies</text:span><text:bookmark text:name="line-268"/><text:bookmark text:name="line-269"/> – Define a procedure, fibonacci, that takes a natural number (any whole number <text:tab/>zero or higher) as its input, and outputs the value of that fibonacci number.</text:p>
      <text:p text:style-name="Standard"/>
      <text:p text:style-name="P5"><text:bookmark text:name="line-270"/><text:bookmark text:name="line-271"/>def fibonacci(n):</text:p>
      <text:p text:style-name="P5"><text:s text:c="4"/>if n==0:</text:p>
      <text:p text:style-name="P5"><text:s text:c="8"/>return 0</text:p>
      <text:p text:style-name="P5"><text:s text:c="4"/>if n==1:</text:p>
      <text:p text:style-name="P5"><text:s text:c="8"/>return 1</text:p>
      <text:p text:style-name="P5"><text:s text:c="4"/>else:</text:p>
      <text:p text:style-name="P5"><text:s text:c="8"/>return fibonacci(n-1) + fibonacci(n-2)</text:p>
      <text:p text:style-name="Standard"/>
      <text:p text:style-name="P5"><text:bookmark text:name="line-272"/><text:bookmark text:name="line-273"/>print fibonacci(0)</text:p>
      <text:p text:style-name="P5">#&gt;&gt;&gt; 0</text:p>
      <text:p text:style-name="P5">print fibonacci(1)</text:p>
      <text:p text:style-name="P5">#&gt;&gt;&gt; 1</text:p>
      <text:p text:style-name="P5">print fibonacci(15)</text:p>
      <text:p text:style-name="P5">#&gt;&gt;&gt; 610</text:p>
      <text:p text:style-name="P3"><draw:frame draw:style-name="fr1" draw:name="graphics5" text:anchor-type="paragraph" svg:width="10.903cm" svg:height="4.18cm" draw:z-index="4"><draw:image xlink:href="Pictures/2000000700002A9600001055B3C569F6.svm" xlink:type="simple" xlink:show="embed" xlink:actuate="onLoad"/></draw:frame></text:p>
      <text:p text:style-name="P3"><text:bookmark text:name="Divide_and_Be_Conquered"/>-Divide and Be Conquered</text:p>
      <text:p text:style-name="Standard"><text:bookmark text:name="line-274"/><text:bookmark text:name="line-275"/>&gt; Here is the procedure you just defined as an answer to the previous quiz question: <text:bookmark text:name="line-276"/><text:bookmark text:name="line-277"/><text:bookmark text:name="line-278"/><text:bookmark text:name="line-279"/><text:bookmark text:name="line-280"/><text:bookmark text:name="line-281"/><text:bookmark text:name="line-282"/><text:bookmark text:name="line-283"/><text:bookmark text:name="line-284"/><text:bookmark text:name="line-285"/><text:bookmark text:name="line-1-5"/></text:p>
      <text:p text:style-name="P11"><text:bookmark text:name="CA-f3f7d0612000b40f5ef7343167f0502b028eff11_1"/><text:bookmark text:name="line-1-6"/>def fibonacci(n):</text:p>
      <text:p text:style-name="P11"><text:tab/>if n == 0:</text:p>
      <text:p text:style-name="P11"><text:tab/><text:tab/>return 0</text:p>
      <text:p text:style-name="P11"><text:tab/>if n == 1:</text:p>
      <text:p text:style-name="P11"><text:tab/><text:tab/>return 1</text:p>
      <text:p text:style-name="P11"><text:tab/>return fibonacci(n-1) + fibonacci(n-2)</text:p>
      <text:p text:style-name="P11"/>
      <text:p text:style-name="P6"><text:bookmark text:name="CA-f3f7d0612000b40f5ef7343167f0502b028eff11_7"/><text:bookmark text:name="line-7-1"/>print fibonacci(0) # print first base case</text:p>
      <text:p text:style-name="P6"><text:bookmark text:name="CA-f3f7d0612000b40f5ef7343167f0502b028eff11_8"/><text:bookmark text:name="line-8-1"/>0</text:p>
      <text:p text:style-name="P6"><text:bookmark text:name="CA-945a4abca563519ccdae8c69bc3811f0bddc1b84_1"/><text:bookmark text:name="line-1-8"/>print fibonacci(1) # print second base case</text:p>
      <text:p text:style-name="P6"><text:bookmark text:name="CA-945a4abca563519ccdae8c69bc3811f0bddc1b84_2"/><text:bookmark text:name="line-2-3"/>1</text:p>
      <text:p text:style-name="Text_20_body"><text:bookmark text:name="line-291"/><text:soft-page-break/>and </text:p>
      <text:p text:style-name="P10"><text:bookmark text:name="CA-b7851f92611251a569c49e3b74aeb3892aa09dfd"/><text:a xlink:type="simple" xlink:href="http://wiki.udacity.com/CS101%20Unit%206#CA-b7851f92611251a569c49e3b74aeb3892aa09dfd_1"><text:s text:c="3"/></text:a><text:a xlink:type="simple" xlink:href="http://wiki.udacity.com/CS101%20Unit%206#CA-b7851f92611251a569c49e3b74aeb3892aa09dfd_1"><text:span text:style-name="T1">1</text:span></text:a><text:span text:style-name="T1"> </text:span><text:bookmark text:name="CA-b7851f92611251a569c49e3b74aeb3892aa09dfd_1"/><text:bookmark text:name="line-1-10"/><text:span text:style-name="T1">print fibonacci(2) # plug 2 into final return statement</text:span></text:p>
      <text:p text:style-name="P10"><text:a xlink:type="simple" xlink:href="http://wiki.udacity.com/CS101%20Unit%206#CA-b7851f92611251a569c49e3b74aeb3892aa09dfd_2"><text:s text:c="3"/></text:a><text:a xlink:type="simple" xlink:href="http://wiki.udacity.com/CS101%20Unit%206#CA-b7851f92611251a569c49e3b74aeb3892aa09dfd_2"><text:span text:style-name="T1">2</text:span></text:a><text:span text:style-name="T1"> </text:span><text:bookmark text:name="CA-b7851f92611251a569c49e3b74aeb3892aa09dfd_2"/><text:bookmark text:name="line-2-4"/><text:span text:style-name="T1">1</text:span></text:p>
      <text:p text:style-name="P10"><text:a xlink:type="simple" xlink:href="http://wiki.udacity.com/CS101%20Unit%206#CA-b7851f92611251a569c49e3b74aeb3892aa09dfd_3"><text:s text:c="3"/></text:a><text:a xlink:type="simple" xlink:href="http://wiki.udacity.com/CS101%20Unit%206#CA-b7851f92611251a569c49e3b74aeb3892aa09dfd_3"><text:span text:style-name="T1">3</text:span></text:a><text:span text:style-name="T1"> </text:span><text:bookmark text:name="CA-b7851f92611251a569c49e3b74aeb3892aa09dfd_3"/><text:bookmark text:name="line-3-3"/><text:span text:style-name="T1">print fibonacci(3)</text:span></text:p>
      <text:p text:style-name="P10"><text:a xlink:type="simple" xlink:href="http://wiki.udacity.com/CS101%20Unit%206#CA-b7851f92611251a569c49e3b74aeb3892aa09dfd_4"><text:s text:c="3"/></text:a><text:a xlink:type="simple" xlink:href="http://wiki.udacity.com/CS101%20Unit%206#CA-b7851f92611251a569c49e3b74aeb3892aa09dfd_4"><text:span text:style-name="T1">4</text:span></text:a><text:span text:style-name="T1"> </text:span><text:bookmark text:name="CA-b7851f92611251a569c49e3b74aeb3892aa09dfd_4"/><text:bookmark text:name="line-4-3"/><text:span text:style-name="T1">2</text:span></text:p>
      <text:p text:style-name="P10"><text:a xlink:type="simple" xlink:href="http://wiki.udacity.com/CS101%20Unit%206#CA-b7851f92611251a569c49e3b74aeb3892aa09dfd_5"><text:s text:c="3"/></text:a><text:a xlink:type="simple" xlink:href="http://wiki.udacity.com/CS101%20Unit%206#CA-b7851f92611251a569c49e3b74aeb3892aa09dfd_5"><text:span text:style-name="T1">5</text:span></text:a><text:span text:style-name="T1"> </text:span><text:bookmark text:name="CA-b7851f92611251a569c49e3b74aeb3892aa09dfd_5"/><text:bookmark text:name="line-5-3"/><text:span text:style-name="T1">print fibonacci(4)</text:span></text:p>
      <text:p text:style-name="P10"><text:a xlink:type="simple" xlink:href="http://wiki.udacity.com/CS101%20Unit%206#CA-b7851f92611251a569c49e3b74aeb3892aa09dfd_6"><text:s text:c="3"/></text:a><text:a xlink:type="simple" xlink:href="http://wiki.udacity.com/CS101%20Unit%206#CA-b7851f92611251a569c49e3b74aeb3892aa09dfd_6"><text:span text:style-name="T1">6</text:span></text:a><text:span text:style-name="T1"> </text:span><text:bookmark text:name="CA-b7851f92611251a569c49e3b74aeb3892aa09dfd_6"/><text:bookmark text:name="line-6-2"/><text:span text:style-name="T1">3</text:span></text:p>
      <text:p text:style-name="P10"><text:a xlink:type="simple" xlink:href="http://wiki.udacity.com/CS101%20Unit%206#CA-b7851f92611251a569c49e3b74aeb3892aa09dfd_7"><text:s text:c="3"/></text:a><text:a xlink:type="simple" xlink:href="http://wiki.udacity.com/CS101%20Unit%206#CA-b7851f92611251a569c49e3b74aeb3892aa09dfd_7"><text:span text:style-name="T1">7</text:span></text:a><text:span text:style-name="T1"> </text:span><text:bookmark text:name="CA-b7851f92611251a569c49e3b74aeb3892aa09dfd_7"/><text:bookmark text:name="line-7-2"/><text:span text:style-name="T1">print fibonacci(5)</text:span></text:p>
      <text:p text:style-name="P10"><text:a xlink:type="simple" xlink:href="http://wiki.udacity.com/CS101%20Unit%206#CA-b7851f92611251a569c49e3b74aeb3892aa09dfd_8"><text:s text:c="3"/></text:a><text:a xlink:type="simple" xlink:href="http://wiki.udacity.com/CS101%20Unit%206#CA-b7851f92611251a569c49e3b74aeb3892aa09dfd_8"><text:span text:style-name="T1">8</text:span></text:a><text:span text:style-name="T1"> </text:span><text:bookmark text:name="CA-b7851f92611251a569c49e3b74aeb3892aa09dfd_8"/><text:bookmark text:name="line-8-2"/><text:span text:style-name="T1">5</text:span></text:p>
      <text:p text:style-name="P10"><text:a xlink:type="simple" xlink:href="http://wiki.udacity.com/CS101%20Unit%206#CA-b7851f92611251a569c49e3b74aeb3892aa09dfd_9"><text:s text:c="3"/></text:a><text:a xlink:type="simple" xlink:href="http://wiki.udacity.com/CS101%20Unit%206#CA-b7851f92611251a569c49e3b74aeb3892aa09dfd_9"><text:span text:style-name="T1">9</text:span></text:a><text:span text:style-name="T1"> </text:span><text:bookmark text:name="CA-b7851f92611251a569c49e3b74aeb3892aa09dfd_9"/><text:bookmark text:name="line-9-1"/><text:span text:style-name="T1">print fibonacci(10)</text:span></text:p>
      <text:p text:style-name="P10"><text:a xlink:type="simple" xlink:href="http://wiki.udacity.com/CS101%20Unit%206#CA-b7851f92611251a569c49e3b74aeb3892aa09dfd_10"><text:s text:c="2"/></text:a><text:a xlink:type="simple" xlink:href="http://wiki.udacity.com/CS101%20Unit%206#CA-b7851f92611251a569c49e3b74aeb3892aa09dfd_10"><text:span text:style-name="T1">10</text:span></text:a><text:span text:style-name="T1"> </text:span><text:bookmark text:name="CA-b7851f92611251a569c49e3b74aeb3892aa09dfd_10"/><text:bookmark text:name="line-10-1"/><text:span text:style-name="T1">55</text:span></text:p>
      <text:p text:style-name="P10"><text:a xlink:type="simple" xlink:href="http://wiki.udacity.com/CS101%20Unit%206#CA-b7851f92611251a569c49e3b74aeb3892aa09dfd_11"><text:s text:c="2"/></text:a><text:a xlink:type="simple" xlink:href="http://wiki.udacity.com/CS101%20Unit%206#CA-b7851f92611251a569c49e3b74aeb3892aa09dfd_11"><text:span text:style-name="T1">11</text:span></text:a><text:span text:style-name="T1"> </text:span><text:bookmark text:name="CA-b7851f92611251a569c49e3b74aeb3892aa09dfd_11"/><text:bookmark text:name="line-11-1"/><text:span text:style-name="T1">print fibonacci(24) # number of rabbits in two years</text:span></text:p>
      <text:p text:style-name="P10"><text:a xlink:type="simple" xlink:href="http://wiki.udacity.com/CS101%20Unit%206#CA-b7851f92611251a569c49e3b74aeb3892aa09dfd_12"><text:s text:c="2"/></text:a><text:a xlink:type="simple" xlink:href="http://wiki.udacity.com/CS101%20Unit%206#CA-b7851f92611251a569c49e3b74aeb3892aa09dfd_12"><text:span text:style-name="T1">12</text:span></text:a><text:span text:style-name="T1"> </text:span><text:bookmark text:name="CA-b7851f92611251a569c49e3b74aeb3892aa09dfd_12"/><text:bookmark text:name="line-12-1"/><text:span text:style-name="T1">46368</text:span></text:p>
      <text:p text:style-name="P10"><text:a xlink:type="simple" xlink:href="http://wiki.udacity.com/CS101%20Unit%206#CA-b7851f92611251a569c49e3b74aeb3892aa09dfd_13"><text:s text:c="2"/></text:a><text:a xlink:type="simple" xlink:href="http://wiki.udacity.com/CS101%20Unit%206#CA-b7851f92611251a569c49e3b74aeb3892aa09dfd_13"><text:span text:style-name="T1">13</text:span></text:a><text:span text:style-name="T1"> </text:span><text:bookmark text:name="CA-b7851f92611251a569c49e3b74aeb3892aa09dfd_13"/><text:bookmark text:name="line-13-1"/><text:span text:style-name="T1">print fibonacci(36) # number of rabbits in three years</text:span></text:p>
      <text:p text:style-name="Standard"><text:a xlink:type="simple" xlink:href="http://wiki.udacity.com/CS101%20Unit%206#CA-b7851f92611251a569c49e3b74aeb3892aa09dfd_14"><text:span text:style-name="T1"/></text:a></text:p>
      <text:p text:style-name="P1">&gt;If you try running the code above in your Python interpreter, you’ll notice that the time to compute <text:tab/>''fibonacci''' this way gets longer as input numbers get larger. The reason for this is that you <text:tab/>are making a lot of redundant computations. </text:p>
      <text:p text:style-name="P1"><text:tab/>&gt;&gt; If you look at the procedure, you’ll notice that '''fibonacci(n)''' recursively calls <text:tab/><text:tab/><text:tab/>'''fibonacci(n - 1)''' and '''fibonacci(n - 2)''' every time the base case conditions are not <text:tab/><text:tab/>satisfied.</text:p>
      <text:p text:style-name="P1"><text:bookmark text:name="CA-b7851f92611251a569c49e3b74aeb3892aa09dfd_17"/><text:bookmark text:name="line-17-1"/>&gt; At the start call '''fibonacci(36)''', which is broken down into recursive calls to '''fibonacci(35)''' <text:tab/>and '''fibonacci(34)'''. Now '''fibonacci(35)''' recursively calls '''fibonacci(34)''' and <text:tab/>'''fibonacci(33)''', while '''fibonacci(34)''' recursively calls '''fibonacci(33)''' and <text:tab/>'''fibonacci(32)''', and so on</text:p>
      <text:p text:style-name="P1"><draw:frame draw:style-name="fr3" draw:name="graphics6" text:anchor-type="paragraph" svg:width="17cm" svg:height="6.805cm" draw:z-index="5"><draw:image xlink:href="Pictures/200000070000488F00001D0C77940E69.svm" xlink:type="simple" xlink:show="embed" xlink:actuate="onLoad"/></draw:frame><text:bookmark text:name="CA-b7851f92611251a569c49e3b74aeb3892aa09dfd_21"/><text:bookmark text:name="line-21-1"/>&gt; The procedure needs to do a lot of computations and it will take a long time to get calls to the <text:tab/>base cases ('''fibonacci(0)''' and '''fibonacci(1)'''), which are the only places where the <text:tab/>procedure stops making more recursive calls. If you look at the figure above, you’ll notice <text:tab/>that:</text:p>
      <text:p text:style-name="P1"><text:tab/><text:tab/>** We need to evaluate fibonacci(32) 5 times.</text:p>
      <text:p text:style-name="P1"><text:tab/><text:tab/>** We need to evaluate fibonacci(33) 3 times.</text:p>
      <text:p text:style-name="P1"><text:tab/><text:tab/>** We need to evaluate fibonacci(34) 2 times.</text:p>
      <text:p text:style-name="P1"><text:tab/><text:tab/>** We need to evaluate fibonacci(35) 1 time.</text:p>
      <text:p text:style-name="P1"><text:tab/><text:tab/>** We need to evaluate fibonacci(36) 1 time.</text:p>
      <text:p text:style-name="P1"><draw:frame draw:style-name="fr4" draw:name="graphics7" text:anchor-type="paragraph" svg:width="17cm" svg:height="8.426cm" draw:z-index="6"><draw:image xlink:href="Pictures/20000007000048F90000242D4AA2E9D2.svm" xlink:type="simple" xlink:show="embed" xlink:actuate="onLoad"/></draw:frame><text:bookmark text:name="CA-b7851f92611251a569c49e3b74aeb3892aa09dfd_28"/><text:bookmark text:name="line-28-1"/><text:soft-page-break/>&gt; Do you see a pattern in the list above? Try to see if you can solve the next question related to this.</text:p>
      <text:p text:style-name="Standard"><text:s/><text:span text:style-name="T1">-</text:span><text:span text:style-name="T3">Quiz 8: Counting Calls</text:span><text:bookmark text:name="CA-b7851f92611251a569c49e3b74aeb3892aa09dfd_32"/><text:bookmark text:name="line-32-1"/><text:span text:style-name="T1"> -- How many times will you need to evaluate ''fibonacci(30)'' in <text:tab/>evaluating ''fibonacci(36)''? <text:s/>Figure this out without drawing the whole tree. Think about <text:tab/>what you read in the last section; do you notice a pattern in the figure above that could help <text:tab/>you to answer <text:tab/>this question? fibo(31) = 8, and fibo(30) = </text:span><text:span text:style-name="T2">13</text:span></text:p>
      <text:p text:style-name="Standard"><draw:frame draw:style-name="fr4" draw:name="graphics9" text:anchor-type="paragraph" svg:width="17cm" svg:height="9.541cm" draw:z-index="7"><draw:image xlink:href="Pictures/20000007000047A100002835DE30BA27.svm" xlink:type="simple" xlink:show="embed" xlink:actuate="onLoad"/></draw:frame><text:span text:style-name="T4"><text:tab/></text:span><text:span text:style-name="T5">** re: last line on the right above</text:span><text:span text:style-name="T4"> -- </text:span><text:span text:style-name="T5">formula should be fibo(36 - (n - 1)) = fibo(36 - n + 1) <text:tab/><text:tab/>and not fibo(36 - n - 1) </text:span></text:p>
      <text:p text:style-name="Standard"><text:span text:style-name="T4">-</text:span><text:span text:style-name="T3">Quiz 9: Faster Fibonacci --</text:span><text:span text:style-name="T1"> </text:span><text:bookmark text:name="CA-b7851f92611251a569c49e3b74aeb3892aa09dfd_42"/><text:bookmark text:name="line-42-1"/><text:span text:style-name="T1">Define a faster '''fibonacci''' procedure that will enable you to compute <text:tab/>''fibonacci(36)''.</text:span><text:bookmark text:name="CA-b7851f92611251a569c49e3b74aeb3892aa09dfd_44"/><text:bookmark text:name="line-44-1"/><text:span text:style-name="T1"> Your procedure should estimate the number of rabbits after 36 months, <text:tab/>according to Fibonacci’s model.</text:span><text:bookmark text:name="CA-b7851f92611251a569c49e3b74aeb3892aa09dfd_46"/><text:bookmark text:name="line-46-1"/><text:span text:style-name="T1"> Hint: You’ll need a '''while''' loop where you use variables to <text:tab/>keep track of the previous two numbers, '''fibonacci(n-1)''' and '''fibonacci(n-2)''', so you can <text:tab/>compute the next one by adding those. You’ll also need to figure out how to keep the <text:tab/>variables up to date to maintain the previous two numbers each time you go through the <text:tab/>loop.Test your code on small numbers before trying '''fibonacci(36)'''. If you do it this way, <text:tab/>you should be able to compute values of the Fibonacci Numbers for much higher input than </text:span><text:soft-page-break/><text:span text:style-name="T1"><text:tab/>you could with a recursive definition.</text:span></text:p>
      <text:p text:style-name="P1"><draw:frame draw:style-name="fr3" draw:name="graphics8" text:anchor-type="paragraph" svg:width="17cm" svg:height="8.853cm" draw:z-index="8"><draw:image xlink:href="Pictures/200000070000437E0000232546DC2F70.svm" xlink:type="simple" xlink:show="embed" xlink:actuate="onLoad"/></draw:frame><text:tab/>&gt;&gt;while loop will go up to n<text:tab/></text:p>
      <text:p text:style-name="P1"><text:tab/>&gt;&gt; need a variable for fib(n-1) and variable for fib(n-2)</text:p>
      <text:p text:style-name="Standard"><text:s text:c="2"/><text:span text:style-name="T1"><text:s/></text:span></text:p>
      <text:p text:style-name="P1">OLD PROCEDURE</text:p>
      <text:p text:style-name="P5">def fibonacci(n):</text:p>
      <text:p text:style-name="P5"><text:s text:c="4"/>if n==0:</text:p>
      <text:p text:style-name="P5"><text:s text:c="8"/>return 0</text:p>
      <text:p text:style-name="P5"><text:s text:c="4"/>if n==1:</text:p>
      <text:p text:style-name="P5"><text:s text:c="8"/>return 1</text:p>
      <text:p text:style-name="P5"><text:s text:c="4"/>else:</text:p>
      <text:p text:style-name="P5"><text:s text:c="8"/>return fibonacci(n-1) + fibonacci(n-2)</text:p>
      <text:p text:style-name="P1">NEW PROCEDURE – not recursive; use a while loop</text:p>
      <text:p text:style-name="P6">def faster_fibonacci(n):</text:p>
      <text:p text:style-name="P6"><text:tab/>fibA = 0<text:tab/></text:p>
      <text:p text:style-name="P6"><text:tab/>fibB = 1</text:p>
      <text:p text:style-name="P5"><text:span text:style-name="T1"><text:s text:c="4"/><text:tab/>fib_list = [0,1,1]</text:span><text:span text:style-name="T1"><office:annotation><dc:creator>Unknown Author</dc:creator><dc:date>2012-07-07T15:09:44.92</dc:date><text:p text:style-name="P41"><text:span text:style-name="T22">This seems hacky – see answer below, it's much sleeker</text:span></text:p></office:annotation></text:span></text:p>
      <text:p text:style-name="P6"><text:s text:c="4"/><text:tab/>if n==0:</text:p>
      <text:p text:style-name="P6"><text:s text:c="8"/>return fibA</text:p>
      <text:p text:style-name="P6"><text:s text:c="4"/><text:tab/>if n==1:</text:p>
      <text:p text:style-name="P6"><text:s text:c="8"/>return fibB</text:p>
      <text:p text:style-name="P5"><text:span text:style-name="T1"><text:s text:c="4"/><text:tab/>count = 2</text:span><text:span text:style-name="T1"><office:annotation><dc:creator>Unknown Author</dc:creator><dc:date>2012-07-07T15:11:33.92</dc:date><text:p text:style-name="P41"><text:span text:style-name="T22">This, too, seems kind of hacky</text:span></text:p></office:annotation></text:span></text:p>
      <text:p text:style-name="P6"><text:s text:c="4"/><text:tab/>while n &gt; count:</text:p>
      <text:p text:style-name="P6"><text:s text:c="8"/>fibA = fib_list[-1] + fib_list[-2]</text:p>
      <text:p text:style-name="P6"><text:s text:c="8"/>fib_list.append(fibA)</text:p>
      <text:p text:style-name="P6"><text:s text:c="8"/>count = count + 1</text:p>
      <text:p text:style-name="P6"><text:s text:c="4"/><text:tab/>return fib_list[-1]</text:p>
      <text:p text:style-name="P6"/>
      <text:p text:style-name="P1">ANSWER: </text:p>
      <text:p text:style-name="P1"><draw:frame draw:style-name="fr2" draw:name="graphics10" text:anchor-type="paragraph" svg:width="11.8cm" svg:height="3.521cm" draw:z-index="9"><draw:image xlink:href="Pictures/2000000700002E1900000DC09D4129CF.svm" xlink:type="simple" xlink:show="embed" xlink:actuate="onLoad"/></draw:frame><text:bookmark text:name="CA-b7851f92611251a569c49e3b74aeb3892aa09dfd_51"/><text:bookmark text:name="line-51-1"/>&gt; The answer does this w/o special cases for 0 and 1; for every number in the range, it goes through <text:tab/>the loop once, adjusting the values of current and after accordingly</text:p>
      <text:p text:style-name="P1"><text:soft-page-break/>&gt;This is way more efficient than my answer – it takes about half the number of steps</text:p>
      <text:p text:style-name="P1"/>
      <text:p text:style-name="Standard"><text:span text:style-name="T3">-Ranking Web Page</text:span><text:span text:style-name="T1">s</text:span></text:p>
      <text:p text:style-name="Standard"><text:s/><text:bookmark text:name="CA-b7851f92611251a569c49e3b74aeb3892aa09dfd_54"/><text:bookmark text:name="line-54-1"/><text:span text:style-name="T1">&gt; Having survived the bunny uprising, you’re ready to move on to the main goal of the class, <text:tab/>which is to return the best page that matches the search query rather than returning all the <text:tab/>pages. </text:span></text:p>
      <text:p text:style-name="P1"><text:tab/>&gt;&gt; It’s important to do this well. This is something that really distinguished Google from <text:tab/><text:tab/>earlier search engines. They had a much smarter way of ranking pages. Often the first <text:tab/><text:tab/>or second item in the returned search was what the user was looking for.<text:bookmark text:name="CA-b7851f92611251a569c49e3b74aeb3892aa09dfd_55"/><text:bookmark text:name="line-55-1"/></text:p>
      <text:p text:style-name="Standard"><text:bookmark text:name="CA-b7851f92611251a569c49e3b74aeb3892aa09dfd_56"/><text:bookmark text:name="line-56-1"/><text:span text:style-name="T16">&gt;</text:span><text:span text:style-name="T1">To recap from earlier units; first, you learned to build a crawler (units 1-3). The crawler followed <text:tab/>all the links in the web pages and built an index. After units 4-5, you had an index, which <text:tab/>was a hash table, where you could look up a keyword. You could find the entry where the <text:tab/>keyword appears, and find the list of all the urls of all the pages that contain that <text:tab/>keyword.</text:span></text:p>
      <text:p text:style-name="Standard"><text:s/><text:bookmark text:name="CA-b7851f92611251a569c49e3b74aeb3892aa09dfd_60"/><text:bookmark text:name="line-60-1"/><text:tab/>&gt;&gt; <text:span text:style-name="T1">The order in which the pages appear in the list of urls associated with a keyword is the <text:tab/><text:tab/>order the pages were crawled. <text:s/>This process says nothing about which pages are best. </text:span></text:p>
      <text:p text:style-name="P1">&gt;In the early days of the web, when there weren’t many pages, this maybe wasn’t too much of a <text:tab/>problem since only a few pages might match a given keyword. Those days are long gone <text:tab/>and now there could be thousands, if not millions of pages containing a given keyword. A <text:tab/>good search engine ranks the pages so that the one at the front of the list is the one the user <text:tab/>most likely wants.<text:bookmark text:name="CA-b7851f92611251a569c49e3b74aeb3892aa09dfd_61"/><text:bookmark text:name="line-61-1"/></text:p>
      <text:p text:style-name="Standard"><text:s/><text:bookmark text:name="CA-b7851f92611251a569c49e3b74aeb3892aa09dfd_62"/><text:bookmark text:name="line-62-1"/>&gt;<text:span text:style-name="T1">The problem of deciding how to rank the pages leads to the question of how to decide popularity, <text:tab/>which is the topic of the next section</text:span></text:p>
      <text:p text:style-name="Standard"><text:span text:style-name="T1">-</text:span><text:span text:style-name="T3">Popularity</text:span></text:p>
      <text:p text:style-name="Standard"><text:bookmark text:name="CA-b7851f92611251a569c49e3b74aeb3892aa09dfd_66"/><text:bookmark text:name="line-66-1"/><text:span text:style-name="T16">&gt;</text:span><text:span text:style-name="T1">Consider a typical group of friends in middle school. One way to decide popularity is to look at <text:tab/>friendship links. Friendship links are go in one direction. Just because Bob is friends with <text:tab/>Alice does not mean Alice is friends with Bob. </text:span></text:p>
      <text:p text:style-name="P1"><text:bookmark text:name="CA-b7851f92611251a569c49e3b74aeb3892aa09dfd_70"/><text:bookmark text:name="line-70-1"/>&gt;Is having a lot of friends enough to make you popular? No, it’s not. You have to have the right sort <text:tab/>of friends. It’s no good to have lots of friends with no friends, you have to have friends who <text:tab/>are popular. <text:bookmark text:name="CA-b7851f92611251a569c49e3b74aeb3892aa09dfd_71"/><text:bookmark text:name="line-71-1"/></text:p>
      <text:p text:style-name="P1"><text:bookmark text:name="CA-b7851f92611251a569c49e3b74aeb3892aa09dfd_72"/><text:bookmark text:name="line-72-1"/><text:tab/>&gt;&gt; Popularity is about having lots of friends who have lots of friends. </text:p>
      <text:p text:style-name="Standard"><text:s/><text:span text:style-name="T1"><text:tab/>&gt;&gt; <text:s/></text:span><text:bookmark text:name="CA-b7851f92611251a569c49e3b74aeb3892aa09dfd_74"/><text:bookmark text:name="line-74-1"/><text:span text:style-name="T1">Initially, you can define popularity as the number of friends a person has. From the <text:tab/><text:tab/><text:tab/>diagram above, it’s the number of arrows pointing towards a person. <text:tab/><text:tab/><text:tab/><text:tab/><text:tab/>''popularity(p)'' = ''# of people who are friends with p''</text:span></text:p>
      <text:p text:style-name="P1"><draw:frame draw:style-name="fr1" draw:name="graphics11" text:anchor-type="paragraph" svg:width="13.681cm" svg:height="9.156cm" draw:z-index="10"><draw:image xlink:href="Pictures/2000000700003570000023C4F90BD43F.svm" xlink:type="simple" xlink:show="embed" xlink:actuate="onLoad"/></draw:frame></text:p>
      <text:p text:style-name="P1"><text:bookmark text:name="CA-b7851f92611251a569c49e3b74aeb3892aa09dfd_78"/><text:bookmark text:name="line-78-1"/><text:soft-page-break/>&gt;This isn’t quite right though because it doesn’t take into consideration the number of friends of <text:tab/>those friends. <text:s/>To do this, you could sum all the popularities of all the friends of a person. <text:s/>In <text:tab/>mathematical notation:</text:p>
      <text:p text:style-name="Standard"><text:span text:style-name="T1"><text:tab/><text:tab/> ''popularity(p) = </text:span><text:span text:style-name="T17">Ʃ</text:span><text:span text:style-name="T1"> over f </text:span><text:span text:style-name="T17">(element)</text:span><text:span text:style-name="T1"> friends of p <text:s/>popularity(f)''</text:span></text:p>
      <text:p text:style-name="P1"><draw:frame draw:style-name="fr1" draw:name="graphics12" text:anchor-type="paragraph" svg:width="12.435cm" svg:height="2.91cm" draw:z-index="11"><draw:image xlink:href="Pictures/200000070000309400000B5F5362A22D.svm" xlink:type="simple" xlink:show="embed" xlink:actuate="onLoad"/></draw:frame></text:p>
      <text:p text:style-name="Standard"><text:span text:style-name="T1"><text:tab/>&gt;&gt; </text:span><text:bookmark text:name="CA-b7851f92611251a569c49e3b74aeb3892aa09dfd_83"/><text:bookmark text:name="line-83-1"/><text:span text:style-name="T1">The symbol <text:s/></text:span><text:span text:style-name="T17">Ʃ</text:span><text:span text:style-name="T1"> <text:s/>is the summation sign, which tells you to sum up the '''popularity(f)'''. The <text:tab/><text:tab/>text under the symbol tells you what values of ''f'' to include in the sum. It tells you to <text:tab/><text:tab/>sum the popularity of each friend, ''f'' of ''p''. </text:span></text:p>
      <text:p text:style-name="P1"><text:tab/>&gt;&gt; If you’re unfamiliar with the mathematical notation, here’s the same thing in Python <text:tab/><text:tab/><text:tab/>pseudocode. </text:p>
      <text:p text:style-name="Standard"><text:s/><text:bookmark text:name="CA-b7851f92611251a569c49e3b74aeb3892aa09dfd_85"/><text:bookmark text:name="line-85-1"/><text:tab/><text:tab/>** <text:span text:style-name="T1">Pseudocode is an outline of the code which is written for human readability rather <text:tab/><text:tab/><text:tab/>than for a computer. [[http://en.wikipedia.org/wiki/Pseudocode|Read more on <text:tab/><text:tab/><text:tab/>pseudocode]].</text:span></text:p>
      <text:p text:style-name="Standard"><text:s text:c="2"/><text:span text:style-name="T1"><text:tab/><text:tab/>**</text:span><text:bookmark text:name="CA-b7851f92611251a569c49e3b74aeb3892aa09dfd_87"/><text:bookmark text:name="line-87-1"/><text:span text:style-name="T1">In the code below, <text:s/>you know that friends p means the friends of p, but it’s not <text:tab/><text:tab/><text:tab/><text:tab/>actually defined anywhere so the computer will not be able to run it.</text:span></text:p>
      <text:p text:style-name="Standard"><text:s/><text:bookmark text:name="CA-b7851f92611251a569c49e3b74aeb3892aa09dfd_89"/><text:bookmark text:name="line-89-1"/><text:tab/><text:tab/><text:tab/><text:tab/><text:span text:style-name="T1">def popularity(p):</text:span></text:p>
      <text:p text:style-name="P1"><text:bookmark text:name="CA-b7851f92611251a569c49e3b74aeb3892aa09dfd_90"/><text:bookmark text:name="line-90-1"/><text:tab/><text:tab/><text:tab/><text:tab/><text:tab/>score = 0</text:p>
      <text:p text:style-name="P1"><text:bookmark text:name="CA-b7851f92611251a569c49e3b74aeb3892aa09dfd_91"/><text:bookmark text:name="line-91-1"/><text:tab/><text:tab/><text:tab/><text:tab/><text:tab/>for f in friends(p):</text:p>
      <text:p text:style-name="P1"><text:tab/><text:tab/><text:tab/><text:tab/><text:tab/><text:tab/>score = score + popularity(f)</text:p>
      <text:p text:style-name="P1"><text:tab/><text:tab/><text:tab/><text:tab/><text:tab/>return score</text:p>
      <text:p text:style-name="Standard">-<text:span text:style-name="T7">Quiz 10: Good Definitions</text:span><text:bookmark text:name="line-389"/><text:bookmark text:name="line-390"/><text:span text:style-name="T7"> </text:span>– Is this procedure above a good recursive definition? For something <text:tab/>to be a good definition it has to provide a meaningful answer for all possible inputs. <text:bookmark text:name="line-391"/><text:bookmark text:name="line-392"/></text:p>
      <text:list xml:id="list32681362" text:style-name="L9">
        <text:list-item>
          <text:p text:style-name="P28">Yes <text:bookmark text:name="line-393"/></text:p>
        </text:list-item>
        <text:list-item>
          <text:p text:style-name="P19">No <text:bookmark text:name="line-394"/><text:bookmark text:name="line-395"/></text:p>
        </text:list-item>
      </text:list>
      <text:p text:style-name="Standard"><text:tab/>&gt;&gt; <text:s/><text:bookmark text:name="line-396"/><text:bookmark text:name="line-397"/>no base case – this is a circular definition; both the mathematical expression and the <text:tab/><text:tab/>Python pseudocode involve calling popularity again, and we will never get to a point <text:tab/><text:tab/>at which we can stop</text:p>
      <text:p text:style-name="Standard">-<text:span text:style-name="T7"> Circular Definitions</text:span></text:p>
      <text:p text:style-name="Standard"><text:bookmark text:name="line-398"/><text:bookmark text:name="line-399"/>&gt; How can this problem be fixed? With all the other recursive definitions you had a base case – a <text:tab/>way to stop.<text:bookmark text:name="line-400"/><text:bookmark text:name="line-401"/></text:p>
      <text:p text:style-name="Standard"><text:tab/>&gt;&gt; For the recursive factorial definition, you predefined the value at 0 to be 1, that is, <text:tab/><text:tab/><text:tab/>factorial(0) --&gt;1. <text:bookmark text:name="line-402"/><text:bookmark text:name="line-403"/></text:p>
      <text:p text:style-name="Standard"><text:tab/>&gt;&gt; For the palindromes, you defined an empty string to be a palindrome, that is, <text:tab/><text:tab/><text:tab/><text:tab/>palindrome(' ') --&gt; True. <text:bookmark text:name="line-404"/><text:bookmark text:name="line-405"/></text:p>
      <text:p text:style-name="Standard"><text:tab/>&gt;&gt; For the Fibonacci sequence, you had two base cases. <text:bookmark text:name="line-406"/><text:bookmark text:name="line-407"/></text:p>
      <text:p text:style-name="Standard">&gt; For all of these definitions you had a starting point that was not defined in terms of the thing <text:tab/>you’re defining. That is why they were good recursive definitions. You had a base case. </text:p>
      <text:p text:style-name="Standard">&gt; Maybe inventing a base case will solve the popularity problem. <text:bookmark text:name="line-408"/><text:bookmark text:name="line-409"/></text:p>
      <text:p text:style-name="Standard">&gt; Assume Alice has popularity 1, and try that as a base case. For the mathematical definition, this is: <text:bookmark text:name="line-410"/><text:bookmark text:name="line-411"/></text:p>
      <text:list xml:id="list32667493" text:style-name="L10">
        <text:list-item>
          <text:p text:style-name="P29">popularity(‘Alice’) = 1 <text:bookmark text:name="line-412"/></text:p>
        </text:list-item>
        <text:list-item>
          <text:p text:style-name="P29">popularity(p) = sigma over friends E friends of p ppopularity(f). <text:bookmark text:name="line-413"/><text:bookmark text:name="line-414"/></text:p>
        </text:list-item>
      </text:list>
      <text:p text:style-name="Standard"><text:tab/>&gt;&gt; For the code, you need to add the base case, which is an if statement, to see if the person <text:tab/><text:tab/>you’re checking the popularity of is Alice. <text:bookmark text:name="line-415"/><text:bookmark text:name="line-416"/><text:bookmark text:name="line-417"/><text:bookmark text:name="line-418"/><text:bookmark text:name="line-419"/><text:bookmark text:name="line-420"/><text:bookmark text:name="line-421"/><text:bookmark text:name="line-422"/><text:bookmark text:name="line-423"/><text:bookmark text:name="line-1-11"/></text:p>
      <text:p text:style-name="Standard"><text:bookmark text:name="CA-dc0ef73de4f4cfadd96a7dba8cf6c5ce27be847b"/><text:span text:style-name="T1"><text:tab/><text:tab/> </text:span><text:bookmark text:name="CA-dc0ef73de4f4cfadd96a7dba8cf6c5ce27be847b_1"/><text:bookmark text:name="line-1-12"/><text:span text:style-name="T1">def popularity(p):</text:span></text:p>
      <text:p text:style-name="P1"><text:bookmark text:name="CA-dc0ef73de4f4cfadd96a7dba8cf6c5ce27be847b_2"/><text:bookmark text:name="line-2-5"/><text:tab/><text:tab/><text:tab/> if p == 'Alice':</text:p>
      <text:p text:style-name="P1"><text:tab/><text:tab/><text:tab/><text:tab/>return 1</text:p>
      <text:p text:style-name="P1"><text:soft-page-break/><text:tab/><text:tab/>score = 0</text:p>
      <text:p text:style-name="P1"><text:tab/><text:tab/>for f in friends(p):</text:p>
      <text:p text:style-name="P1"><text:tab/><text:tab/><text:tab/>score = score + popularity(f)</text:p>
      <text:p text:style-name="P1"><text:tab/><text:tab/>return score</text:p>
      <text:p text:style-name="Standard"><text:span text:style-name="T7">-Quiz 11: Circular Definitions</text:span><text:bookmark text:name="line-425"/><text:bookmark text:name="line-426"/><text:span text:style-name="T7"> – </text:span>Would this definition work? <text:bookmark text:name="line-427"/><text:bookmark text:name="line-428"/></text:p>
      <text:list xml:id="list32658952" text:style-name="L11">
        <text:list-item>
          <text:p text:style-name="P30">Only if everyone is friends with ‘Alice’<office:annotation><dc:creator>Unknown Author</dc:creator><dc:date>2012-07-07T15:47:03.94</dc:date><text:p text:style-name="P41"><text:span text:style-name="T20">Say there are 3 people, A, B, and C – both B and C are friends with A, as the answer stipulates, but they are also friends with each other; to determine the popularity of B, we need to know the popularity of A (our base case) but also the popularity of C, which depends in part on the popularity of B, so this is still circular</text:span></text:p></office:annotation>. <text:bookmark text:name="line-429"/></text:p>
        </text:list-item>
        <text:list-item>
          <text:p text:style-name="P30">Only if no one is friends with ‘Alice’.<office:annotation><dc:creator>Unknown Author</dc:creator><dc:date>2012-07-07T15:48:37.94</dc:date><text:p text:style-name="P41"><text:span text:style-name="T20">This solves nothing and makes the base case we added useless</text:span></text:p></office:annotation> <text:bookmark text:name="line-430"/></text:p>
        </text:list-item>
        <text:list-item>
          <text:p text:style-name="P30">Only if there is a friendship path from everyone to ‘Alice’. (There is some way to follow links from every person in the graph to get to ‘Alice’)<office:annotation><dc:creator>Unknown Author</dc:creator><dc:date>2012-07-07T15:49:21.94</dc:date><text:p text:style-name="P41"><text:span text:style-name="T20">This has effectively the same outcome as option a </text:span></text:p></office:annotation> <text:bookmark text:name="line-431"/></text:p>
        </text:list-item>
        <text:list-item>
          <text:p text:style-name="P30">Only if there are no cycles in the graph. (There is no way to start from one person and end up back at the same person by following friendship links.) <text:bookmark text:name="line-432"/><office:annotation><dc:creator>Unknown Author</dc:creator><dc:date>2012-07-07T15:50:23.94</dc:date><text:p text:style-name="P41"><text:span text:style-name="T20">This works in some circumstances, but not in others – for example, if B is friends with C and C is friends with A, C's popularity is based on A and B's popularity is based on C's; however, if B is also friends with D, his popularity is a function of both D and C's popularity; similarly, what if D and E aren't connected at all to the A-B-C circuit – then there's no cycle here, but there's also no way to compute their popularity as a function of A's</text:span></text:p></office:annotation></text:p>
        </text:list-item>
        <text:list-item>
          <text:p text:style-name="P20">No. <text:bookmark text:name="line-433"/><text:bookmark text:name="line-434"/></text:p>
        </text:list-item>
      </text:list>
      <text:p text:style-name="P3">-Relaxation Algorithm</text:p>
      <text:p text:style-name="Standard"><text:bookmark text:name="line-437"/><text:bookmark text:name="line-438"/>&gt;There was no sensible base case that provides a good recursive definition. Instead, an algorithm <text:tab/>called the relaxation algorithm can be used. </text:p>
      <text:p text:style-name="Standard"><text:tab/>&gt;&gt; The basic idea is simple. Start with a guess and then loop where you do something to <text:tab/><text:tab/>improve the guess. </text:p>
      <text:p text:style-name="Standard"><text:tab/><text:tab/>** There isn’t a good stopping place yet, or a clear starting place, like setting the <text:tab/><text:tab/><text:tab/>popularity of Alice. </text:p>
      <text:p text:style-name="Standard"><text:tab/><text:tab/>** Each time you go through the loop, the guess will be refined, and at some point <text:tab/><text:tab/><text:tab/>you’ll stop and take that to be the result you want. In summary: </text:p>
      <text:p text:style-name="Standard"><text:bookmark text:name="CA-c2e256240a05ee558c62df9e6192f8b8bde39f71"/><text:s text:c="3"/><text:tab/><text:tab/><text:tab/><text:tab/><text:span text:style-name="T12">1 </text:span><text:bookmark text:name="CA-c2e256240a05ee558c62df9e6192f8b8bde39f71_1"/><text:bookmark text:name="line-1-14"/><text:span text:style-name="T12"><text:s text:c="4"/># start with a guess</text:span></text:p>
      <text:p text:style-name="P5"><text:s text:c="3"/><text:tab/><text:tab/><text:tab/><text:tab/><text:span text:style-name="T1">2</text:span><text:span text:style-name="T1"> </text:span><text:bookmark text:name="CA-c2e256240a05ee558c62df9e6192f8b8bde39f71_2"/><text:bookmark text:name="line-2-6"/><text:span text:style-name="T1"><text:s text:c="4"/>while not done: </text:span></text:p>
      <text:p text:style-name="P5"><text:s text:c="3"/><text:tab/><text:tab/><text:tab/><text:tab/><text:span text:style-name="T1">3</text:span><text:span text:style-name="T1"> </text:span><text:bookmark text:name="CA-c2e256240a05ee558c62df9e6192f8b8bde39f71_3"/><text:bookmark text:name="line-3-5"/><text:span text:style-name="T1"><text:s text:c="8"/>make the guess better</text:span><text:span text:style-name="T1"><office:annotation><dc:creator>Unknown Author</dc:creator><dc:date>2012-07-07T15:56:15.95</dc:date><text:p text:style-name="P41"><text:span text:style-name="T22">We'll have a process for improving the guess based onw hat we're learned</text:span></text:p></office:annotation></text:span></text:p>
      <text:p text:style-name="Standard"><text:bookmark text:name="line-444"/>&gt; The procedure will have an extra parameter, which is a time step: <text:bookmark text:name="line-445"/><text:bookmark text:name="line-446"/><text:bookmark text:name="line-447"/><text:bookmark text:name="line-1-15"/></text:p>
      <text:p text:style-name="Standard"><text:span text:style-name="T1"><text:s/></text:span><text:bookmark text:name="CA-006bd4987294e9c358ce2db118eb4b602c972163_1"/><text:bookmark text:name="line-1-16"/><text:bookmark text:name="CA-006bd4987294e9c358ce2db118eb4b602c972163"/><text:span text:style-name="T1"><text:tab/><text:tab/></text:span><text:span text:style-name="T12">popularity(&lt;time step&gt;,&lt;person&gt;) --&gt; score</text:span></text:p>
      <text:p text:style-name="Standard"><text:bookmark text:name="line-448"/>&gt; The base case will be to set the popularity for everyone at time 0 to 1. For the recursive step, the <text:tab/>popularity of each of their friends at the previous time step, t-1, is summed. In mathematical <text:tab/>terms this is:<text:bookmark text:name="line-449"/><text:bookmark text:name="line-450"/></text:p>
      <text:p text:style-name="Standard"><text:tab/>&gt;&gt; Base case: popularity(0, p) = 1 </text:p>
      <text:p text:style-name="Standard"><text:bookmark text:name="line-451"/><text:tab/>&gt;&gt; Recursive step: popularity(t, p) = sigma over f E friends(p) popularity(t-1, p)for t &gt; 0. </text:p>
      <text:p text:style-name="Standard"><draw:frame draw:style-name="fr1" draw:name="graphics13" text:anchor-type="paragraph" svg:width="16.933cm" svg:height="10.215cm" draw:z-index="12"><draw:image xlink:href="Pictures/2000000700004226000027E666350652.svm" xlink:type="simple" xlink:show="embed" xlink:actuate="onLoad"/></draw:frame><text:bookmark text:name="line-452"/><text:bookmark text:name="line-453"/></text:p>
      <text:p text:style-name="Standard"><text:bookmark text:name="line-454"/><text:soft-page-break/><text:tab/>&gt;&gt; In Python code: <text:bookmark text:name="line-455"/><text:bookmark text:name="line-456"/><text:bookmark text:name="line-457"/><text:bookmark text:name="line-458"/><text:bookmark text:name="line-459"/><text:bookmark text:name="line-460"/><text:bookmark text:name="line-461"/><text:bookmark text:name="line-462"/><text:bookmark text:name="line-463"/><text:bookmark text:name="line-464"/><text:bookmark text:name="line-1-17"/></text:p>
      <text:p text:style-name="Standard"><text:bookmark text:name="CA-eeafc8ee176da689ac2daf0b750fe3b7e9e65868_1"/><text:bookmark text:name="line-1-18"/><text:span text:style-name="T1"><text:tab/><text:tab/></text:span><text:span text:style-name="T12">def popularity(t,p):</text:span></text:p>
      <text:p text:style-name="P6"><text:tab/><text:tab/><text:tab/>if t == 0: <text:s/># base case, at time step 0</text:p>
      <text:p text:style-name="P6"><text:tab/><text:tab/><text:tab/><text:tab/>return 1 # the score is always 1 </text:p>
      <text:p text:style-name="P6"><text:tab/><text:tab/><text:tab/> else:</text:p>
      <text:p text:style-name="P12"><text:tab/><text:tab/><text:tab/><text:tab/>score = 0</text:p>
      <text:p text:style-name="P12"><text:tab/><text:tab/><text:tab/><text:tab/>for f in friends(p): # summing over the friends</text:p>
      <text:p text:style-name="P5"><text:span text:style-name="T1"><text:tab/><text:tab/><text:tab/><text:tab/>score = score + popularity(t-1,f) # adding the friend's<text:tab/><text:tab/><text:tab/><text:tab/><text:tab/><text:tab/><text:tab/>#popularity score at the time step <text:tab/></text:span><text:span text:style-name="T1"><text:tab/><text:tab/><text:tab/><text:tab/><text:tab/><text:tab/><text:tab/>#before</text:span></text:p>
      <text:p text:style-name="P6"><text:s text:c="11"/>return score</text:p>
      <text:p text:style-name="Standard"><text:bookmark text:name="line-465"/>&gt; So, now you have a new definition written in both mathematical notation and in Python code. <text:bookmark text:name="line-466"/><text:bookmark text:name="line-467"/></text:p>
      <text:p text:style-name="Standard">-<text:span text:style-name="T7">Quiz 12: Relaxation</text:span><text:bookmark text:name="line-468"/><text:bookmark text:name="line-469"/><text:span text:style-name="T7"> – </text:span>Is this a good recursive definition? (By this, it is not meant whether this is a <text:tab/>good definition of popularity. For the way in which popularity is defined, for all possible <text:tab/>inputs, that is, all possible values for t and p, does it give a result?) <text:bookmark text:name="line-470"/><text:bookmark text:name="line-471"/></text:p>
      <text:list xml:id="list32677764" text:style-name="L12">
        <text:list-item>
          <text:p text:style-name="P35">yes <text:bookmark text:name="line-472"/><office:annotation><dc:creator>Unknown Author</dc:creator><dc:date>2012-07-07T16:04:43.96</dc:date><text:p text:style-name="P41"><text:span text:style-name="T20">Every recursive call decreases t by 1, which ensures that the base case will be reached eventually – so we can return the value 1 at that point without calling the popularity function again, which allows us to calculate a result</text:span></text:p></office:annotation></text:p>
        </text:list-item>
        <text:list-item>
          <text:p text:style-name="P36">only if people can't befriend themselves <text:bookmark text:name="line-473"/></text:p>
        </text:list-item>
        <text:list-item>
          <text:p text:style-name="P36">only is everyone has at least one friend <text:bookmark text:name="line-474"/></text:p>
        </text:list-item>
        <text:list-item>
          <text:p text:style-name="P34">only if everyone is more popular than 'Alice' <text:bookmark text:name="line-475"/><text:bookmark text:name="line-476"/></text:p>
        </text:list-item>
      </text:list>
      <text:p text:style-name="P3">-Page Rank</text:p>
      <text:p text:style-name="Standard"><text:bookmark text:name="line-479"/><text:bookmark text:name="line-480"/>&gt; Ranking web pages is the same as measuring popularity for people. Links on the web are <text:tab/>analogous to friendships in that model. And links from some pages count for more than links <text:tab/>from others. <text:bookmark text:name="line-481"/><text:bookmark text:name="line-482"/></text:p>
      <text:p text:style-name="Standard">&gt; This model is a random web surfer who starts at a random page and then follows the links at <text:tab/>random. The popularity of a page is the probability that the random surfer reaches a <text:tab/>particular page. <text:bookmark text:name="line-483"/><text:bookmark text:name="line-484"/></text:p>
      <text:p text:style-name="Standard"><text:tab/>&gt;&gt; The rank function is defined recursively over time. At time 0, the rank of a url is 1. At <text:tab/><text:tab/>time t, the rank of a url is the sum of the ranks for all pages that link to that url. </text:p>
      <text:p text:style-name="Standard"><draw:frame draw:style-name="fr1" draw:name="graphics14" text:anchor-type="paragraph" svg:width="15.983cm" svg:height="9.419cm" draw:z-index="13"><draw:image xlink:href="Pictures/2000000700003E6E000024CC7209AD34.svm" xlink:type="simple" xlink:show="embed" xlink:actuate="onLoad"/></draw:frame><text:bookmark text:name="line-485"/><text:bookmark text:name="line-486"/></text:p>
      <text:p text:style-name="Standard"><text:bookmark text:name="line-487"/><text:bookmark text:name="line-488"/>&gt; this is just like the model we had of people's popularity </text:p>
      <text:p text:style-name="Standard">&gt; this won't work that well yet</text:p>
      <text:p text:style-name="Standard"><text:tab/>&gt;&gt; one reason is that some pages will have lots of links, and if there are many links, the <text:tab/><text:tab/><text:tab/>value of each link should be diminished – a link from such a page shouldn't have the <text:tab/><text:tab/>same value as a link from a page whose only link is the link to that URL</text:p>
      <text:p text:style-name="Standard"><text:soft-page-break/>&gt; so, in modeling “web popularity,” the rank contributed by each page is inversely weighted by the <text:tab/>number of outlinks from that page – divide each rank in the sum by the number of <text:tab/>outlinks from that page. <text:bookmark text:name="line-489"/><text:bookmark text:name="line-490"/></text:p>
      <text:p text:style-name="Standard"><draw:frame draw:style-name="fr3" draw:name="graphics15" text:anchor-type="paragraph" svg:width="17cm" svg:height="8.475cm" draw:z-index="14"><draw:image xlink:href="Pictures/200000070000492E0000247D4F1F7720.svm" xlink:type="simple" xlink:show="embed" xlink:actuate="onLoad"/></draw:frame><text:bookmark text:name="line-491"/><text:bookmark text:name="line-492"/></text:p>
      <text:p text:style-name="P3">-Altavista</text:p>
      <text:p text:style-name="Standard"><text:bookmark text:name="line-493"/><text:bookmark text:name="line-494"/>&gt; On this model, pages with no links have a rank of 0, which makes it very hard to start a new page. &gt; So, instead each page will have some starting rank greater than 0. <text:bookmark text:name="line-495"/><text:bookmark text:name="line-496"/></text:p>
      <text:p text:style-name="Standard"><text:tab/>&gt;&gt; Since the model represents the probability that a random surfer reached a given page, the <text:tab/><text:tab/>ranks should be a probability distribution. This means that the ranks for all pages will <text:tab/><text:tab/>sum up to 1. And so at time 0, instead of 1, the rank is 1/N for each page, where N is <text:tab/><text:tab/>the total number of pages in our corpus. <text:bookmark text:name="line-497"/><text:bookmark text:name="line-498"/></text:p>
      <text:p text:style-name="Standard"><text:tab/>&gt; &gt;A damping constant is used to diminish the raw values of the ranking algorithm. In the <text:tab/><text:tab/>model, this represents the probability that a page was reached via following a link. <text:tab/><text:tab/>Set the damping constant, d, to 0.8 for now. <text:bookmark text:name="line-499"/><text:bookmark text:name="line-500"/></text:p>
      <text:p text:style-name="Text_20_body"><text:tab/>&gt;&gt; At time t, add (1-d)/N to each rank that will represent the probability that the page was <text:tab/><text:tab/>not reached via following a link. Multiply the first term, the sum, by d. This will <text:tab/><text:tab/><text:tab/>make the ranks a probability distribution at any given time step. </text:p>
      <text:p text:style-name="Text_20_body"><draw:frame draw:style-name="fr3" draw:name="graphics16" text:anchor-type="paragraph" svg:width="17cm" svg:height="7.939cm" draw:z-index="15"><draw:image xlink:href="Pictures/2000000700004B3F000023253F2F0C3B.svm" xlink:type="simple" xlink:show="embed" xlink:actuate="onLoad"/></draw:frame><text:bookmark text:name="line-501"/><text:bookmark text:name="line-502"/></text:p>
      <text:p text:style-name="Standard"><text:soft-page-break/><text:span text:style-name="T7">-Quiz 13: Altavista</text:span><text:bookmark text:name="line-503"/><text:bookmark text:name="line-504"/><text:span text:style-name="T7"> – </text:span>What is AltaVista? <text:bookmark text:name="line-505"/><text:bookmark text:name="line-506"/></text:p>
      <text:list xml:id="list32671203" text:style-name="L13">
        <text:list-item>
          <text:p text:style-name="P31">The view from the Udacity headquarters. <text:bookmark text:name="line-507"/></text:p>
        </text:list-item>
        <text:list-item>
          <text:p text:style-name="P21">The most popular web search engine in 1998. <text:bookmark text:name="line-508"/></text:p>
        </text:list-item>
        <text:list-item>
          <text:p text:style-name="P31">Spanish for "You're Terminated, Baby!" <text:bookmark text:name="line-509"/></text:p>
        </text:list-item>
        <text:list-item>
          <text:p text:style-name="P31">A small town in Virginia. <text:bookmark text:name="line-510"/><text:bookmark text:name="line-511"/></text:p>
        </text:list-item>
      </text:list>
      <text:p text:style-name="Standard"><text:bookmark text:name="line-512"/><text:bookmark text:name="line-513"/>&gt;&gt; biggest web index at the time, good search procedure </text:p>
      <text:p text:style-name="Standard">&gt;&gt;Google figured out a better way to do page rank, which led to its success over other search <text:tab/>engines that couldn't do this – the algorithm is called PageRank, in which”Page” refers to <text:tab/>Larry Page, cofounder of Google</text:p>
      <text:p text:style-name="Standard">&gt;&gt;the way AV did page rank also meant it was very easy for Web sites to fiddle with rankings, and <text:tab/>the top result was thus not the best result but the one that was best at gaming the rankings – <text:tab/>e.g., vulnerable to keyword stuffing (a page that said “restaurant” 32 times was ranked <text:tab/>higher than a page that said “restaurant” twice)</text:p>
      <text:p text:style-name="Standard">&gt;&gt;Google's algorithm actually gave a measure of popularity/traffic – a good, highly used page that <text:tab/>only said “restaurant” twice would rise above a page that said “restaurant” 32 times but got <text:tab/>used much less</text:p>
      <text:p text:style-name="P3">-Urank</text:p>
      <text:p text:style-name="Standard"><text:bookmark text:name="line-514"/><text:bookmark text:name="line-515"/>&gt; Since PageRank is a registered trademark of Google, the algorithm will be called URank instead. <text:bookmark text:name="line-516"/><text:bookmark text:name="line-517"/></text:p>
      <text:p text:style-name="Standard">&gt; URank needs to keep track of which pages link to which pages, since this is the basis of <text:tab/>popularity, so you'll need <text:span text:style-name="T6">a data structure to</text:span> <text:tab/><text:span text:style-name="T6">keep track of which pages link to which other <text:tab/>pages</text:span>. </text:p>
      <text:p text:style-name="Standard"><text:tab/>&gt;&gt; You'll use a directed graph. </text:p>
      <text:p text:style-name="Standard"><text:tab/>&gt;&gt; A directed graph is a data structure where nodes are linked to other nodes, and the links <text:tab/><text:tab/>only go one way. (see http://en.wikipedia.org/wiki/Directed_graph) </text:p>
      <text:p text:style-name="Standard"><draw:frame draw:style-name="fr3" draw:name="graphics17" text:anchor-type="paragraph" svg:width="17cm" svg:height="9.973cm" draw:z-index="16"><draw:image xlink:href="Pictures/2000000700004403000027E6DDCDB10E.svm" xlink:type="simple" xlink:show="embed" xlink:actuate="onLoad"/></draw:frame><text:bookmark text:name="line-518"/><text:bookmark text:name="line-519"/>&gt; the pages are the nodes, and we must track the edges between them – the URL links</text:p>
      <text:p text:style-name="Standard">&gt; So <text:span text:style-name="T7">crawl_web</text:span> will <text:span text:style-name="T6">produce a graph in addition to an index,</text:span> where the graph gives a mapping <text:tab/>from each page to all the pages it links to. The graph will be a dictionary, since it is a <text:tab/>mapping from individual URLs to lists of URLs. </text:p>
      <text:p text:style-name="Standard">&gt;The dictionary entries are as below for each node: </text:p>
      <text:p text:style-name="Standard"/>
      <text:p text:style-name="Standard"><draw:frame draw:style-name="fr2" draw:name="graphics18" text:anchor-type="paragraph" svg:width="15.215cm" svg:height="9.289cm" draw:z-index="17"><draw:image xlink:href="Pictures/2000000700003B6F00002448E608A456.svm" xlink:type="simple" xlink:show="embed" xlink:actuate="onLoad"/></draw:frame><text:soft-page-break/>&gt; Also, add the variable <text:s/>which stores the return value of get_all_links(content) so it can be used for <text:tab/>both tocrawl and graph. Adding the line to update the graph will be a quiz. </text:p>
      <text:p text:style-name="Standard">&gt; the graph = a structure that gives a mapping between each node and the pages that it links to – <text:tab/>that's the dictionary above</text:p>
      <text:p text:style-name="Standard">&gt;So now crawl_web will give back both an index and a graph (i.e., index and a dictionary)</text:p>
      <text:p text:style-name="Standard">&gt;Old code from the end of Unit 5</text:p>
      <text:p text:style-name="Standard"><draw:frame draw:style-name="fr1" draw:name="graphics19" text:anchor-type="paragraph" svg:width="12.411cm" svg:height="6.511cm" draw:z-index="18"><draw:image xlink:href="Pictures/200000070000307A0000196E50A78653.svm" xlink:type="simple" xlink:show="embed" xlink:actuate="onLoad"/></draw:frame>&gt; The code above keeps track of the pages left in tocrawl, starting from the seed page, and builds up <text:tab/>the index as a dictionar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Quiz 14: Implementing Urank</text:span><text:bookmark text:name="line-525"/><text:bookmark text:name="line-526"/><text:span text:style-name="T7"> – </text:span>For this quiz, add one line of code which will update the graph <text:tab/>for each page crawled. <text:bookmark text:name="line-527"/><text:bookmark text:name="line-528"/><text:bookmark text:name="line-529"/><text:bookmark text:name="line-530"/><text:bookmark text:name="line-531"/><text:bookmark text:name="line-532"/><text:bookmark text:name="line-533"/><text:bookmark text:name="line-534"/><text:bookmark text:name="line-535"/><text:bookmark text:name="line-536"/><text:bookmark text:name="line-537"/><text:bookmark text:name="line-538"/><text:bookmark text:name="line-539"/><text:bookmark text:name="line-540"/><text:bookmark text:name="line-541"/><text:bookmark text:name="line-542"/><text:bookmark text:name="line-543"/><text:bookmark text:name="line-544"/><text:bookmark text:name="line-1-19"/></text:p>
      <text:p text:style-name="P6"><text:bookmark text:name="CA-d6991b38a0193b6103394ce290e00ab2d9075e41_1"/><text:bookmark text:name="line-1-20"/>def crawl_web(seed): # returns index, graph of inlinks</text:p>
      <text:p text:style-name="P6"><text:tab/>tocrawl = [seed]</text:p>
      <text:p text:style-name="P6"><text:tab/>crawled = []</text:p>
      <text:p text:style-name="P10"><text:span text:style-name="T1"><text:tab/>graph = {} </text:span><text:span text:style-name="T18"><text:s/># &lt;url&gt;, [list of pages it links to]</text:span></text:p>
      <text:p text:style-name="P10"><text:span text:style-name="T1"><text:tab/>index = {} </text:span><text:span text:style-name="T1"><office:annotation><dc:creator>Unknown Author</dc:creator><dc:date>2012-07-07T19:42:20.97</dc:date><text:p text:style-name="P41"><text:span text:style-name="T22">This index is key:value for words &amp; the URL(s) where that word appears</text:span></text:p></office:annotation></text:span></text:p>
      <text:p text:style-name="P11"><text:tab/>while tocrawl: </text:p>
      <text:p text:style-name="P11"><text:tab/><text:tab/>page = tocrawl.pop()</text:p>
      <text:p text:style-name="P11"><text:tab/><text:tab/>if page not in crawled:</text:p>
      <text:p text:style-name="P11"><text:tab/><text:tab/><text:tab/>content = get_page(page)</text:p>
      <text:p text:style-name="P11"><text:tab/><text:tab/><text:tab/>add_page_to_index(index, page, content)</text:p>
      <text:p text:style-name="P11"><text:tab/><text:tab/><text:tab/>outlinks = get_all_links(content)</text:p>
      <text:p text:style-name="Standard"><text:span text:style-name="T1"><text:tab/><text:tab/><text:tab/></text:span><text:span text:style-name="T12"><text:tab/></text:span><text:span text:style-name="T13">if page in graph: </text:span></text:p>
      <text:p text:style-name="P8"><text:span text:style-name="T1"><text:s text:c="16"/><text:tab/><text:tab/><text:tab/>graph[page].append(outlinks)</text:span><text:span text:style-name="T1"><office:annotation><dc:creator>Unknown Author</dc:creator><dc:date>2012-07-07T19:54:24.98</dc:date><text:p text:style-name="P41"><text:span text:style-name="T22">This precisely mirrors the code from the modified add_to_index procedure in unit 5</text:span></text:p></office:annotation></text:span></text:p>
      <text:p text:style-name="P7"><text:s text:c="12"/><text:tab/><text:tab/>else:</text:p>
      <text:p text:style-name="P7"><text:s text:c="16"/><text:tab/><text:tab/><text:tab/>graph[page] = outlinks</text:p>
      <text:p text:style-name="P6"><text:bookmark text:name="CA-d6991b38a0193b6103394ce290e00ab2d9075e41_12"/><text:bookmark text:name="line-12-2"/><text:s text:c="10"/><text:tab/><text:tab/>union(tocrawl, outlinks)</text:p>
      <text:p text:style-name="P6"><text:tab/><text:tab/><text:tab/>crawled.append(page)</text:p>
      <text:p text:style-name="P6"><text:tab/><text:tab/>return index, graph</text:p>
      <text:p text:style-name="P1"/>
      <text:p text:style-name="P14">Link structure at test URL</text:p>
      <text:p text:style-name="P6"><draw:frame draw:style-name="fr4" draw:name="graphics20" text:anchor-type="paragraph" svg:width="17cm" svg:height="9.853cm" draw:z-index="19"><draw:image xlink:href="Pictures/200000070000458F00002850DCC83609.svm" xlink:type="simple" xlink:show="embed" xlink:actuate="onLoad"/></draw:frame>if 'http://udacity.com/cs101x/urank/index.html' in graph:</text:p>
      <text:p text:style-name="P6"><text:s text:c="4"/>print graph['http://udacity.com/cs101x/urank/index.html']</text:p>
      <text:p text:style-name="P6">#&gt;&gt;&gt; ['http://udacity.com/cs101x/urank/hummus.html',</text:p>
      <text:p text:style-name="P6">#'http://udacity.com/cs101x/urank/arsenic.html',</text:p>
      <text:p text:style-name="P6">#'http://udacity.com/cs101x/urank/kathleen.html',</text:p>
      <text:p text:style-name="P6">#'http://udacity.com/cs101x/urank/nickel.html',</text:p>
      <text:p text:style-name="P6">#'http://udacity.com/cs101x/urank/zinc.html']</text:p>
      <text:p text:style-name="Text_20_body"/>
      <text:p text:style-name="Text_20_body"><text:bookmark text:name="line-545"/><text:bookmark text:name="line-546"/>Answer </text:p>
      <text:p text:style-name="Text_20_body"><text:bookmark text:name="line-547"/><text:bookmark text:name="line-548"/>&gt;the answer adds only the line <text:s/><text:span text:style-name="T13">graph[page] = outlinks </text:span>– not sure why no need to check for <text:tab/>duplicates – maybe that gets taken care of by another one of the procedures already defined; <text:tab/>also, not sure it really matters if the page &amp; its outlinks are duplicated, other than wasting <text:tab/>computing time/space</text:p>
      <text:p text:style-name="P3"><text:soft-page-break/>-Computing Page Rank</text:p>
      <text:p text:style-name="Standard"><text:bookmark text:name="line-549"/><text:bookmark text:name="line-550"/>&gt; Much like the Fibonacci solution before, you can use an iterative solution to implement the <text:tab/>recursive definition, instead of a recursive solution. Use a loop to update the page ranks for <text:tab/>each time step. </text:p>
      <text:p text:style-name="Standard"><text:bookmark text:name="line-551"/><text:bookmark text:name="line-552"/><text:tab/>&gt;&gt; more time steps = more accurate ranking, but longer computing time</text:p>
      <text:p text:style-name="Standard">&gt; Now that we have the graph, we need to use it to figure out how to compute page rank – to do <text:tab/>that, we'll make a procedure called compute_ranks</text:p>
      <text:p text:style-name="Standard"><text:tab/>&gt;&gt; we need to write a loop that goes through the time steps – pick a value for the max <text:tab/><text:tab/><text:tab/>number of time steps, and make the code go through a loop computing these <text:tab/><text:tab/><text:tab/>equations</text:p>
      <text:p text:style-name="Standard"><text:tab/>&gt;&gt; it takes the graph giving the link structure as input – the graph produced by the crawler in <text:tab/><text:tab/>the code above (crawl_web gives a graph and an index as outputs)</text:p>
      <text:p text:style-name="Standard"><draw:frame draw:style-name="fr3" draw:name="graphics21" text:anchor-type="paragraph" svg:width="17cm" svg:height="8.475cm" draw:z-index="20"><draw:image xlink:href="Pictures/200000070000492E0000247D4F1F7720.svm" xlink:type="simple" xlink:show="embed" xlink:actuate="onLoad"/></draw:frame><text:tab/>&gt;&gt; The output of compute_ranks is a dictionary mapping each URL to its Urank, which is a <text:tab/><text:tab/>number<text:bookmark text:name="line-553"/><text:bookmark text:name="line-554"/> computed via the formula from earlier</text:p>
      <text:p text:style-name="Standard"><text:tab/>&gt;&gt; the higher the rank, the better the page</text:p>
      <text:p text:style-name="Standard"><text:tab/>&gt;&gt; For the homework, the function lookup_best will find the highest-ranking page for a <text:tab/><text:tab/><text:tab/>given keyword, using both the index and the page ranks<text:bookmark text:name="line-555"/><text:bookmark text:name="line-556"/> – giving the best page as <text:tab/><text:tab/>output</text:p>
      <text:p text:style-name="Standard"><draw:frame draw:style-name="fr5" draw:name="graphics22" text:anchor-type="paragraph" svg:x="0.159cm" svg:y="2.605cm" svg:width="17cm" svg:height="6.489cm" draw:z-index="21"><draw:image xlink:href="Pictures/200000070000494800002659C693DA59.svm" xlink:type="simple" xlink:show="embed" xlink:actuate="onLoad"/></draw:frame><text:tab/>&gt;&gt; homework procedure, lookup_best, gives the highest-ranked URL from the output of <text:tab/><text:tab/>compute_ranks – input is the index &amp; the output of compute_ranks, from which it <text:tab/><text:tab/>can find the pages with the requested keyword, and then find the highest-ranked <text:tab/><text:tab/><text:tab/>among those</text:p>
      <text:p text:style-name="Standard"/>
      <text:p text:style-name="Standard"><text:bookmark text:name="Formal_Calculations"/><text:soft-page-break/>-Formal Calculations</text:p>
      <text:p text:style-name="Standard"><text:bookmark text:name="line-557"/><text:bookmark text:name="line-558"/>&gt; Remember how the ranking function was defined: npages refers to the number of pages: <text:bookmark text:name="line-559"/><text:bookmark text:name="line-560"/><text:bookmark text:name="line-561"/><text:bookmark text:name="line-562"/><text:bookmark text:name="line-563"/><text:bookmark text:name="line-564"/><text:bookmark text:name="line-1-21"/></text:p>
      <text:p text:style-name="Standard"><text:span text:style-name="T1"><text:s/></text:span></text:p>
      <text:p text:style-name="P10"><text:bookmark text:name="CA-493c1c7a0c6a8800da7bb129e14f35c4318fe0b9"/><text:a xlink:type="simple" xlink:href="http://wiki.udacity.com/CS101%20Unit%206#CA-493c1c7a0c6a8800da7bb129e14f35c4318fe0b9_1"><text:s text:c="3"/></text:a><text:a xlink:type="simple" xlink:href="http://wiki.udacity.com/CS101%20Unit%206#CA-493c1c7a0c6a8800da7bb129e14f35c4318fe0b9_1"><text:span text:style-name="T1">1</text:span></text:a><text:span text:style-name="T1"> </text:span><text:bookmark text:name="CA-493c1c7a0c6a8800da7bb129e14f35c4318fe0b9_1"/><text:bookmark text:name="line-1-22"/><text:span text:style-name="T1">rank(0, url) = 1/npages</text:span><text:span text:style-name="T1"><office:annotation><dc:creator>Unknown Author</dc:creator><dc:date>2012-07-09T19:27:43.82</dc:date><text:p text:style-name="P40"><text:span text:style-name="T21">Intially, every page is ranked as 1/npages</text:span></text:p></office:annotation></text:span></text:p>
      <text:p text:style-name="P10"><text:a xlink:type="simple" xlink:href="http://wiki.udacity.com/CS101%20Unit%206#CA-493c1c7a0c6a8800da7bb129e14f35c4318fe0b9_2"><text:s text:c="3"/></text:a><text:a xlink:type="simple" xlink:href="http://wiki.udacity.com/CS101%20Unit%206#CA-493c1c7a0c6a8800da7bb129e14f35c4318fe0b9_2"><text:span text:style-name="T1">2</text:span></text:a><text:span text:style-name="T1"> </text:span><text:bookmark text:name="CA-493c1c7a0c6a8800da7bb129e14f35c4318fe0b9_2"/><text:bookmark text:name="line-2-9"/><text:span text:style-name="T1">rank(t, url) = (</text:span><text:span text:style-name="T1"><office:annotation><dc:creator>Unknown Author</dc:creator><dc:date>2012-07-09T19:28:37.06</dc:date><text:p text:style-name="P40"><text:span text:style-name="T21">Probability that the random surfer pciks this page as a starting point, divided by npages – d is the damping constant, here set equal to 0.8</text:span></text:p></office:annotation></text:span><text:span text:style-name="T1">1-d)/npages +</text:span></text:p>
      <text:p text:style-name="P10"><text:a xlink:type="simple" xlink:href="http://wiki.udacity.com/CS101%20Unit%206#CA-493c1c7a0c6a8800da7bb129e14f35c4318fe0b9_3"><text:s text:c="3"/></text:a><text:a xlink:type="simple" xlink:href="http://wiki.udacity.com/CS101%20Unit%206#CA-493c1c7a0c6a8800da7bb129e14f35c4318fe0b9_3"><text:span text:style-name="T1">3</text:span></text:a><text:span text:style-name="T1"> </text:span><text:bookmark text:name="CA-493c1c7a0c6a8800da7bb129e14f35c4318fe0b9_3"/><text:bookmark text:name="line-3-8"/><text:span text:style-name="T1"><text:s text:c="2"/>sum([for each page 'p' that links to URL,</text:span></text:p>
      <text:p text:style-name="P13"><text:a xlink:type="simple" xlink:href="http://wiki.udacity.com/CS101%20Unit%206#CA-493c1c7a0c6a8800da7bb129e14f35c4318fe0b9_4"><text:s text:c="3"/></text:a><text:a xlink:type="simple" xlink:href="http://wiki.udacity.com/CS101%20Unit%206#CA-493c1c7a0c6a8800da7bb129e14f35c4318fe0b9_4"><text:span text:style-name="T1">4</text:span></text:a><text:span text:style-name="T1"> </text:span><text:bookmark text:name="CA-493c1c7a0c6a8800da7bb129e14f35c4318fe0b9_4"/><text:bookmark text:name="line-4-7"/><text:span text:style-name="T1"><text:s text:c="4"/>d*rank(t-1, p)/(number of outlinks from p)])</text:span></text:p>
      <text:p text:style-name="Standard"><draw:frame draw:style-name="fr3" draw:name="graphics23" text:anchor-type="paragraph" svg:width="17cm" svg:height="5.475cm" draw:z-index="22"><draw:image xlink:href="Pictures/20000007000046E7000016D8F6E8326D.svm" xlink:type="simple" xlink:show="embed" xlink:actuate="onLoad"/></draw:frame></text:p>
      <text:p text:style-name="Standard"/>
      <text:p text:style-name="Standard"><text:bookmark text:name="line-565"/>&gt; Since the ranks should not depend on the order that the pages were examined by the algorithm, <text:tab/>you need to keep track of the ranks at the last time step. </text:p>
      <text:p text:style-name="Standard"><text:tab/>&gt;&gt; note that we don't need every single t value for this calculation, just the one from the <text:tab/><text:tab/><text:tab/>previous step</text:p>
      <text:p text:style-name="Standard"><text:tab/>&gt;&gt; Keep two separate dictionaries, <text:span text:style-name="T7">ranks</text:span> and <text:span text:style-name="T7">newranks</text:span>, where <text:span text:style-name="T7">newranks</text:span> is the working <text:tab/><text:tab/>space for each time step. This is similar to the trick used earlier for the iterative <text:tab/><text:tab/><text:tab/>Fibonacci solution<text:bookmark text:name="line-566"/><text:bookmark text:name="line-567"/> with <text:span text:style-name="T7">current</text:span> and <text:span text:style-name="T7">next</text:span><text:span text:style-name="T9"> used to keep track of the previous and <text:tab/><text:tab/><text:tab/>previous-previous numbers</text:span></text:p>
      <text:p text:style-name="Standard"><text:span text:style-name="T9"><text:tab/>&gt;&gt; ranks = ranks at time t-1 (ranks at the previous iteration), newranks = ranks at time t – <text:tab/><text:tab/>note ranks and newranks in the image below</text:span></text:p>
      <text:p text:style-name="Standard"><draw:frame draw:style-name="fr3" draw:name="graphics25" text:anchor-type="paragraph" svg:width="17cm" svg:height="6.745cm" draw:z-index="23"><draw:image xlink:href="Pictures/20000007000045750000233F3E58140C.svm" xlink:type="simple" xlink:show="embed" xlink:actuate="onLoad"/></draw:frame><text:span text:style-name="T9"/></text:p>
      <text:p text:style-name="Standard"><text:span text:style-name="T9">&gt;Note that newranks above, in blue, now has square brackets – it's a data structure that we're <text:tab/>indexing, and its indexed by the URL that we're looking for</text:span></text:p>
      <text:p text:style-name="Standard"><text:span text:style-name="T9"><text:tab/>&gt;&gt; Python dictionary provides a good way to do this, and both ranks and newranks will be <text:tab/><text:tab/>dictionaries</text:span></text:p>
      <text:p text:style-name="Standard"/>
      <text:p text:style-name="Standard"/>
      <text:p text:style-name="Standard"/>
      <text:p text:style-name="Standard"/>
      <text:p text:style-name="Standard"><text:soft-page-break/>-Computer Rank</text:p>
      <text:p text:style-name="P10"><text:a xlink:type="simple" xlink:href="http://wiki.udacity.com/CS101%20Unit%206#CA-d9261f6b99992fde8d4a783be024bb93f5656131_1"><text:s text:c="3"/></text:a><text:a xlink:type="simple" xlink:href="http://wiki.udacity.com/CS101%20Unit%206#CA-d9261f6b99992fde8d4a783be024bb93f5656131_1">1</text:a><text:span text:style-name="T1"> </text:span><text:bookmark text:name="CA-d9261f6b99992fde8d4a783be024bb93f5656131_110"/><text:bookmark text:name="line-1-241"/><text:span text:style-name="T1">def compute_ranks(graph):</text:span></text:p>
      <text:p text:style-name="P10"><text:a xlink:type="simple" xlink:href="http://wiki.udacity.com/CS101%20Unit%206#CA-d9261f6b99992fde8d4a783be024bb93f5656131_2"><text:s text:c="3"/></text:a><text:a xlink:type="simple" xlink:href="http://wiki.udacity.com/CS101%20Unit%206#CA-d9261f6b99992fde8d4a783be024bb93f5656131_2">2</text:a><text:span text:style-name="T1"> </text:span><text:bookmark text:name="CA-d9261f6b99992fde8d4a783be024bb93f5656131_21"/><text:bookmark text:name="line-2-101"/><text:span text:style-name="T1"><text:s text:c="4"/>d = 0.8 # damping factor</text:span><text:span text:style-name="T1"><office:annotation><dc:creator>Unknown Author</dc:creator><dc:date>2012-07-09T19:44:00.90</dc:date><text:p text:style-name="P40"><text:span text:style-name="T21">Probability that the random surfer selects a link on the current page rather than starting over</text:span></text:p></office:annotation></text:span></text:p>
      <text:p text:style-name="P10"><text:a xlink:type="simple" xlink:href="http://wiki.udacity.com/CS101%20Unit%206#CA-d9261f6b99992fde8d4a783be024bb93f5656131_3"><text:s text:c="3"/></text:a><text:a xlink:type="simple" xlink:href="http://wiki.udacity.com/CS101%20Unit%206#CA-d9261f6b99992fde8d4a783be024bb93f5656131_3">3</text:a><text:span text:style-name="T1"> </text:span><text:bookmark text:name="CA-d9261f6b99992fde8d4a783be024bb93f5656131_31"/><text:bookmark text:name="line-3-91"/><text:span text:style-name="T1"><text:s text:c="4"/>numloops = 10</text:span><text:span text:style-name="T1"><office:annotation><dc:creator>Unknown Author</dc:creator><dc:date>2012-07-09T19:44:59.26</dc:date><text:p text:style-name="P40"><text:span text:style-name="T21">Value for the max number of timesteps</text:span></text:p></office:annotation></text:span></text:p>
      <text:p text:style-name="P10"><text:a xlink:type="simple" xlink:href="http://wiki.udacity.com/CS101%20Unit%206#CA-d9261f6b99992fde8d4a783be024bb93f5656131_4"><text:s text:c="3"/></text:a><text:a xlink:type="simple" xlink:href="http://wiki.udacity.com/CS101%20Unit%206#CA-d9261f6b99992fde8d4a783be024bb93f5656131_4">4</text:a><text:span text:style-name="T1"> </text:span><text:bookmark text:name="CA-d9261f6b99992fde8d4a783be024bb93f5656131_41"/><text:bookmark text:name="line-4-81"/><text:span text:style-name="T1"><text:s text:c="4"/></text:span></text:p>
      <text:p text:style-name="P10"><text:a xlink:type="simple" xlink:href="http://wiki.udacity.com/CS101%20Unit%206#CA-d9261f6b99992fde8d4a783be024bb93f5656131_5"><text:s text:c="3"/></text:a><text:a xlink:type="simple" xlink:href="http://wiki.udacity.com/CS101%20Unit%206#CA-d9261f6b99992fde8d4a783be024bb93f5656131_5">5</text:a><text:span text:style-name="T1"> </text:span><text:bookmark text:name="CA-d9261f6b99992fde8d4a783be024bb93f5656131_51"/><text:bookmark text:name="line-5-71"/><text:span text:style-name="T1"><text:s text:c="4"/>ranks = {}</text:span><text:span text:style-name="T1"><office:annotation><dc:creator>Unknown Author</dc:creator><dc:date>2012-07-09T19:45:59.32</dc:date><text:p text:style-name="P40"><text:span text:style-name="T21">Initialize dictionary “ranks” -- empty dicitonary</text:span></text:p></office:annotation></text:span></text:p>
      <text:p text:style-name="P10"><text:a xlink:type="simple" xlink:href="http://wiki.udacity.com/CS101%20Unit%206#CA-d9261f6b99992fde8d4a783be024bb93f5656131_6"><text:s text:c="3"/></text:a><text:a xlink:type="simple" xlink:href="http://wiki.udacity.com/CS101%20Unit%206#CA-d9261f6b99992fde8d4a783be024bb93f5656131_6">6</text:a><text:span text:style-name="T1"> </text:span><text:bookmark text:name="CA-d9261f6b99992fde8d4a783be024bb93f5656131_61"/><text:bookmark text:name="line-6-61"/><text:span text:style-name="T1"><text:s text:c="4"/>npages = len(graph)</text:span><text:span text:style-name="T1"><office:annotation><dc:creator>Unknown Author</dc:creator><dc:date>2012-07-09T19:46:57.11</dc:date><text:p text:style-name="P40"><text:span text:style-name="T21">Number of nodes in the graph = number of pages that we crawled</text:span></text:p></office:annotation></text:span></text:p>
      <text:p text:style-name="P10"><text:a xlink:type="simple" xlink:href="http://wiki.udacity.com/CS101%20Unit%206#CA-d9261f6b99992fde8d4a783be024bb93f5656131_7"><text:s text:c="3"/></text:a><text:a xlink:type="simple" xlink:href="http://wiki.udacity.com/CS101%20Unit%206#CA-d9261f6b99992fde8d4a783be024bb93f5656131_7">7</text:a><text:span text:style-name="T1"> </text:span><text:bookmark text:name="CA-d9261f6b99992fde8d4a783be024bb93f5656131_71"/><text:bookmark text:name="line-7-61"/><text:span text:style-name="T1"><text:s text:c="4"/>for page in graph:</text:span></text:p>
      <text:p text:style-name="P10"><text:a xlink:type="simple" xlink:href="http://wiki.udacity.com/CS101%20Unit%206#CA-d9261f6b99992fde8d4a783be024bb93f5656131_8"><text:s text:c="3"/></text:a><text:a xlink:type="simple" xlink:href="http://wiki.udacity.com/CS101%20Unit%206#CA-d9261f6b99992fde8d4a783be024bb93f5656131_8">8</text:a><text:span text:style-name="T1"> </text:span><text:bookmark text:name="CA-d9261f6b99992fde8d4a783be024bb93f5656131_81"/><text:bookmark text:name="line-8-51"/><text:span text:style-name="T1"><text:s text:c="8"/>ranks[page] = 1.0 / npages</text:span><text:span text:style-name="T1"><office:annotation><dc:creator>Unknown Author</dc:creator><dc:date>2012-07-09T19:55:53.47</dc:date><text:p text:style-name="P40"><text:span text:style-name="T21">This initializes ranks – maps each page to its current rank as a key:value pair in a dictionary</text:span></text:p></office:annotation></text:span></text:p>
      <text:p text:style-name="P10"><text:a xlink:type="simple" xlink:href="http://wiki.udacity.com/CS101%20Unit%206#CA-d9261f6b99992fde8d4a783be024bb93f5656131_9"><text:s text:c="3"/></text:a><text:a xlink:type="simple" xlink:href="http://wiki.udacity.com/CS101%20Unit%206#CA-d9261f6b99992fde8d4a783be024bb93f5656131_9">9</text:a><text:span text:style-name="T1"> </text:span><text:bookmark text:name="CA-d9261f6b99992fde8d4a783be024bb93f5656131_91"/><text:bookmark text:name="line-9-31"/><text:span text:style-name="T1"><text:s text:c="4"/></text:span></text:p>
      <text:p text:style-name="P10"><text:a xlink:type="simple" xlink:href="http://wiki.udacity.com/CS101%20Unit%206#CA-d9261f6b99992fde8d4a783be024bb93f5656131_10"><text:s text:c="2"/></text:a><text:a xlink:type="simple" xlink:href="http://wiki.udacity.com/CS101%20Unit%206#CA-d9261f6b99992fde8d4a783be024bb93f5656131_10">10</text:a><text:span text:style-name="T1"> </text:span><text:bookmark text:name="CA-d9261f6b99992fde8d4a783be024bb93f5656131_101"/><text:bookmark text:name="line-10-31"/><text:span text:style-name="T1"><text:s text:c="4"/>for i in range(0, numloops)</text:span><text:span text:style-name="T1"><office:annotation><dc:creator>Unknown Author</dc:creator><dc:date>2012-07-09T19:56:46.67</dc:date><text:p text:style-name="P40"><text:span text:style-name="T21">This range goes from 0 through the selected number of timesteps – each time through the loop, we want to update newranks based on the formula established previously, using the old ranks</text:span></text:p></office:annotation></text:span><text:span text:style-name="T1">:</text:span></text:p>
      <text:p text:style-name="P10"><text:a xlink:type="simple" xlink:href="http://wiki.udacity.com/CS101%20Unit%206#CA-d9261f6b99992fde8d4a783be024bb93f5656131_11"><text:s text:c="2"/></text:a><text:a xlink:type="simple" xlink:href="http://wiki.udacity.com/CS101%20Unit%206#CA-d9261f6b99992fde8d4a783be024bb93f5656131_11">11</text:a><text:span text:style-name="T1"> </text:span><text:bookmark text:name="CA-d9261f6b99992fde8d4a783be024bb93f5656131_111"/><text:bookmark text:name="line-11-31"/><text:span text:style-name="T1"><text:s text:c="8"/>newranks = {}</text:span></text:p>
      <text:p text:style-name="P10"><text:a xlink:type="simple" xlink:href="http://wiki.udacity.com/CS101%20Unit%206#CA-d9261f6b99992fde8d4a783be024bb93f5656131_12"><text:s text:c="2"/></text:a><text:a xlink:type="simple" xlink:href="http://wiki.udacity.com/CS101%20Unit%206#CA-d9261f6b99992fde8d4a783be024bb93f5656131_12">12</text:a><text:span text:style-name="T1"> </text:span><text:bookmark text:name="CA-d9261f6b99992fde8d4a783be024bb93f5656131_121"/><text:bookmark text:name="line-12-31"/><text:span text:style-name="T1"><text:s text:c="8"/>for page in graph:</text:span><text:span text:style-name="T1"><office:annotation><dc:creator>Unknown Author</dc:creator><dc:date>2012-07-09T19:59:50.62</dc:date><text:p text:style-name="P40"><text:span text:style-name="T21">For ach page, compute its new rank</text:span></text:p></office:annotation></text:span></text:p>
      <text:p text:style-name="P10"><text:a xlink:type="simple" xlink:href="http://wiki.udacity.com/CS101%20Unit%206#CA-d9261f6b99992fde8d4a783be024bb93f5656131_13"><text:s text:c="2"/></text:a><text:a xlink:type="simple" xlink:href="http://wiki.udacity.com/CS101%20Unit%206#CA-d9261f6b99992fde8d4a783be024bb93f5656131_13">13</text:a><text:span text:style-name="T1"> </text:span><text:bookmark text:name="CA-d9261f6b99992fde8d4a783be024bb93f5656131_131"/><text:bookmark text:name="line-13-31"/><text:span text:style-name="T1"><text:s text:c="12"/>newrank = (1 - d) / npages</text:span><text:span text:style-name="T1"><office:annotation><dc:creator>Unknown Author</dc:creator><dc:date>2012-07-09T20:00:42.33</dc:date><text:p text:style-name="P40"><text:span text:style-name="T21">Newrank is initialized as the first part of the equation established earlier – the part that gets added to the summation; once complete, this code reflects the probability of starting from that page ans the popularity of all the inlinks</text:span></text:p></office:annotation></text:span></text:p>
      <text:p text:style-name="P10"><text:a xlink:type="simple" xlink:href="http://wiki.udacity.com/CS101%20Unit%206#CA-d9261f6b99992fde8d4a783be024bb93f5656131_14"><text:s text:c="2"/></text:a><text:a xlink:type="simple" xlink:href="http://wiki.udacity.com/CS101%20Unit%206#CA-d9261f6b99992fde8d4a783be024bb93f5656131_14">14</text:a><text:span text:style-name="T1"> </text:span><text:bookmark text:name="CA-d9261f6b99992fde8d4a783be024bb93f5656131_141"/><text:bookmark text:name="line-14-31"/><text:span text:style-name="T1"><text:s text:c="12"/></text:span></text:p>
      <text:p text:style-name="P10"><text:a xlink:type="simple" xlink:href="http://wiki.udacity.com/CS101%20Unit%206#CA-d9261f6b99992fde8d4a783be024bb93f5656131_15"><text:s text:c="2"/></text:a><text:a xlink:type="simple" xlink:href="http://wiki.udacity.com/CS101%20Unit%206#CA-d9261f6b99992fde8d4a783be024bb93f5656131_15">15</text:a><text:span text:style-name="T1"> </text:span><text:bookmark text:name="CA-d9261f6b99992fde8d4a783be024bb93f5656131_151"/><text:bookmark text:name="line-15-31"/><text:span text:style-name="T1"><text:s text:c="12"/>#Insert Code Here</text:span></text:p>
      <text:p text:style-name="P10"><text:a xlink:type="simple" xlink:href="http://wiki.udacity.com/CS101%20Unit%206#CA-d9261f6b99992fde8d4a783be024bb93f5656131_16"><text:s text:c="2"/></text:a><text:a xlink:type="simple" xlink:href="http://wiki.udacity.com/CS101%20Unit%206#CA-d9261f6b99992fde8d4a783be024bb93f5656131_16">16</text:a><text:span text:style-name="T1"> </text:span><text:bookmark text:name="CA-d9261f6b99992fde8d4a783be024bb93f5656131_161"/><text:bookmark text:name="line-16-31"/><text:span text:style-name="T1"><text:s text:c="16"/></text:span></text:p>
      <text:p text:style-name="P10"><text:a xlink:type="simple" xlink:href="http://wiki.udacity.com/CS101%20Unit%206#CA-d9261f6b99992fde8d4a783be024bb93f5656131_17"><text:s text:c="2"/></text:a><text:a xlink:type="simple" xlink:href="http://wiki.udacity.com/CS101%20Unit%206#CA-d9261f6b99992fde8d4a783be024bb93f5656131_17">17</text:a><text:span text:style-name="T1"> </text:span><text:bookmark text:name="CA-d9261f6b99992fde8d4a783be024bb93f5656131_171"/><text:bookmark text:name="line-17-21"/><text:span text:style-name="T1"><text:s text:c="12"/>newranks[page] = newrank</text:span><text:span text:style-name="T1"><office:annotation><dc:creator>Unknown Author</dc:creator><dc:date>2012-07-09T20:02:33.58</dc:date><text:p text:style-name="P40"><text:span text:style-name="T21">Updates newranks dictionary -- </text:span></text:p></office:annotation></text:span></text:p>
      <text:p text:style-name="P10"><text:a xlink:type="simple" xlink:href="http://wiki.udacity.com/CS101%20Unit%206#CA-d9261f6b99992fde8d4a783be024bb93f5656131_18"><text:s text:c="2"/></text:a><text:a xlink:type="simple" xlink:href="http://wiki.udacity.com/CS101%20Unit%206#CA-d9261f6b99992fde8d4a783be024bb93f5656131_18">18</text:a><text:span text:style-name="T1"> </text:span><text:bookmark text:name="CA-d9261f6b99992fde8d4a783be024bb93f5656131_181"/><text:bookmark text:name="line-18-21"/><text:span text:style-name="T1"><text:s text:c="8"/>ranks = newranks</text:span><text:span text:style-name="T1"><office:annotation><dc:creator>Unknown Author</dc:creator><dc:date>2012-07-09T19:58:41.72</dc:date><text:p text:style-name="P40"><text:span text:style-name="T21">At the end of the loop, make ranks hold what was previously newranks, so that this is t-1 for the next loop</text:span></text:p></office:annotation></text:span></text:p>
      <text:p text:style-name="P13"><text:a xlink:type="simple" xlink:href="http://wiki.udacity.com/CS101%20Unit%206#CA-d9261f6b99992fde8d4a783be024bb93f5656131_19"><text:s text:c="2"/></text:a><text:a xlink:type="simple" xlink:href="http://wiki.udacity.com/CS101%20Unit%206#CA-d9261f6b99992fde8d4a783be024bb93f5656131_19">19</text:a><text:span text:style-name="T1"> <text:s text:c="4"/>return ranks</text:span></text:p>
      <text:p text:style-name="Standard">&gt;d is the damping factor</text:p>
      <text:p text:style-name="Standard">&gt;numloops is the number of times to do our "relaxation"</text:p>
      <text:p text:style-name="Standard"><text:tab/>&gt;&gt; Changing the number of loops can give different results#</text:p>
      <text:p text:style-name="Standard">&gt;npages is the number of pages in the graph, which is given by len(graph). <text:bookmark text:name="line-570"/><text:bookmark text:name="line-571"/></text:p>
      <text:p text:style-name="Standard">&gt; Initially, all ranks are set to 1.0/npages (remember: the decimal point to use floating point <text:tab/>arithmetic), matching the base case of the recursive definition. <text:bookmark text:name="line-572"/><text:bookmark text:name="line-573"/></text:p>
      <text:p text:style-name="Standard">&gt;Then, the algorithm loops through numloops times, updating the rank for each page in the graph. <text:tab/>&gt;&gt; newrank is initialized to (1-d)/npages, and then the quiz will be to update newrank with <text:tab/><text:tab/>the sum of the inlink ranks. </text:p>
      <text:p text:style-name="Standard"><text:tab/>&gt;&gt; Then newrank is stored in the newranks dictionary. <text:bookmark text:name="line-574"/><text:bookmark text:name="line-575"/></text:p>
      <text:p text:style-name="Standard">&gt; When the for loop is finished, assign newranks to ranks, since the calculations are finished for <text:tab/>that time step. </text:p>
      <text:p text:style-name="Standard">&gt;At the end of the function, return ranks<text:bookmark text:name="line-576"/><text:bookmark text:name="line-577"/> – dictionary that maps each page to its rank</text:p>
      <text:p text:style-name="Standard">-Quiz 15: Finishing Urank<text:bookmark text:name="line-578"/><text:bookmark text:name="line-579"/> – Update newrank based on the values of the previous iteration, ranks, <text:tab/>and the incoming links from graph. </text:p>
      <text:p text:style-name="Standard"><text:bookmark text:name="line-580"/><text:bookmark text:name="line-581"/><text:bookmark text:name="line-582"/><text:bookmark text:name="line-583"/><text:bookmark text:name="line-584"/><text:bookmark text:name="line-585"/><text:bookmark text:name="line-586"/><text:bookmark text:name="line-587"/><text:bookmark text:name="line-588"/><text:bookmark text:name="line-589"/><text:bookmark text:name="line-590"/><text:bookmark text:name="line-591"/><text:bookmark text:name="line-592"/><text:bookmark text:name="line-593"/><text:bookmark text:name="line-594"/><text:bookmark text:name="line-595"/><text:bookmark text:name="line-596"/><text:bookmark text:name="line-597"/><text:bookmark text:name="line-598"/><text:bookmark text:name="line-599"/><text:bookmark text:name="line-600"/><text:bookmark text:name="line-1-23"/><text:tab/>&gt;&gt; think about the graph structure and how to go through the nodes in the graph</text:p>
      <text:p text:style-name="Standard"><text:tab/>&gt;&gt; graph is a dictionary – the key:value pairs are “URL:list of pages the page at that URL <text:s/><text:tab/><text:tab/>links to” – so <text:span text:style-name="T1">print graph['</text:span><text:a xlink:type="simple" xlink:href="http://udacity.com/cs101x/urank/index.html">http://udacity.com/cs101x/urank/index.html</text:a><text:span text:style-name="T1">'] gives back <text:tab/><text:tab/></text:span>['http://udacity.com/cs101x/urank/hummus.html',</text:p>
      <text:p text:style-name="Standard"><text:tab/><text:tab/>#'http://udacity.com/cs101x/urank/arsenic.html',</text:p>
      <text:p text:style-name="Standard"><text:tab/><text:tab/>#'http://udacity.com/cs101x/urank/kathleen.html',</text:p>
      <text:p text:style-name="Standard"><text:tab/><text:tab/>#'http://udacity.com/cs101x/urank/nickel.html',</text:p>
      <text:p text:style-name="Standard"><text:tab/><text:tab/>#'<text:a xlink:type="simple" xlink:href="http://udacity.com/cs101x/urank/zinc.html">http://udacity.com/cs101x/urank/zinc.html</text:a>']</text:p>
      <text:p text:style-name="Standard"><text:tab/>&gt;&gt; the elements in that list of linked URLs are the nodes in the graph</text:p>
      <text:p text:style-name="P9"><text:span text:style-name="T1"/></text:p>
      <text:p text:style-name="P10"><text:bookmark text:name="CA-d9261f6b99992fde8d4a783be024bb93f5656131"/><text:a xlink:type="simple" xlink:href="http://wiki.udacity.com/CS101%20Unit%206#CA-d9261f6b99992fde8d4a783be024bb93f5656131_1"><text:s text:c="3"/></text:a><text:a xlink:type="simple" xlink:href="http://wiki.udacity.com/CS101%20Unit%206#CA-d9261f6b99992fde8d4a783be024bb93f5656131_1"><text:span text:style-name="T1">1</text:span></text:a><text:span text:style-name="T1"> </text:span><text:bookmark text:name="CA-d9261f6b99992fde8d4a783be024bb93f5656131_1"/><text:bookmark text:name="line-1-24"/><text:span text:style-name="T1">def compute_ranks(graph):</text:span></text:p>
      <text:p text:style-name="P10"><text:a xlink:type="simple" xlink:href="http://wiki.udacity.com/CS101%20Unit%206#CA-d9261f6b99992fde8d4a783be024bb93f5656131_2"><text:s text:c="3"/></text:a><text:a xlink:type="simple" xlink:href="http://wiki.udacity.com/CS101%20Unit%206#CA-d9261f6b99992fde8d4a783be024bb93f5656131_2"><text:span text:style-name="T1">2</text:span></text:a><text:span text:style-name="T1"> </text:span><text:bookmark text:name="CA-d9261f6b99992fde8d4a783be024bb93f5656131_2"/><text:bookmark text:name="line-2-10"/><text:span text:style-name="T1"><text:s text:c="4"/>d = 0.8 # damping factor</text:span></text:p>
      <text:p text:style-name="P10"><text:a xlink:type="simple" xlink:href="http://wiki.udacity.com/CS101%20Unit%206#CA-d9261f6b99992fde8d4a783be024bb93f5656131_3"><text:s text:c="3"/></text:a><text:a xlink:type="simple" xlink:href="http://wiki.udacity.com/CS101%20Unit%206#CA-d9261f6b99992fde8d4a783be024bb93f5656131_3"><text:span text:style-name="T1">3</text:span></text:a><text:span text:style-name="T1"> </text:span><text:bookmark text:name="CA-d9261f6b99992fde8d4a783be024bb93f5656131_3"/><text:bookmark text:name="line-3-9"/><text:span text:style-name="T1"><text:s text:c="4"/>numloops = 10</text:span></text:p>
      <text:p text:style-name="P10"><text:a xlink:type="simple" xlink:href="http://wiki.udacity.com/CS101%20Unit%206#CA-d9261f6b99992fde8d4a783be024bb93f5656131_4"><text:s text:c="3"/></text:a><text:a xlink:type="simple" xlink:href="http://wiki.udacity.com/CS101%20Unit%206#CA-d9261f6b99992fde8d4a783be024bb93f5656131_4"><text:span text:style-name="T1">4</text:span></text:a><text:span text:style-name="T1"> </text:span><text:bookmark text:name="CA-d9261f6b99992fde8d4a783be024bb93f5656131_4"/><text:bookmark text:name="line-4-8"/><text:span text:style-name="T1"><text:s text:c="4"/></text:span></text:p>
      <text:p text:style-name="P10"><text:a xlink:type="simple" xlink:href="http://wiki.udacity.com/CS101%20Unit%206#CA-d9261f6b99992fde8d4a783be024bb93f5656131_5"><text:s text:c="3"/></text:a><text:a xlink:type="simple" xlink:href="http://wiki.udacity.com/CS101%20Unit%206#CA-d9261f6b99992fde8d4a783be024bb93f5656131_5"><text:span text:style-name="T1">5</text:span></text:a><text:span text:style-name="T1"> </text:span><text:bookmark text:name="CA-d9261f6b99992fde8d4a783be024bb93f5656131_5"/><text:bookmark text:name="line-5-7"/><text:span text:style-name="T1"><text:s text:c="4"/>ranks = {}</text:span></text:p>
      <text:p text:style-name="P10"><text:a xlink:type="simple" xlink:href="http://wiki.udacity.com/CS101%20Unit%206#CA-d9261f6b99992fde8d4a783be024bb93f5656131_6"><text:s text:c="3"/></text:a><text:a xlink:type="simple" xlink:href="http://wiki.udacity.com/CS101%20Unit%206#CA-d9261f6b99992fde8d4a783be024bb93f5656131_6"><text:span text:style-name="T1">6</text:span></text:a><text:span text:style-name="T1"> </text:span><text:bookmark text:name="CA-d9261f6b99992fde8d4a783be024bb93f5656131_6"/><text:bookmark text:name="line-6-6"/><text:span text:style-name="T1"><text:s text:c="4"/>npages = len(graph)</text:span></text:p>
      <text:p text:style-name="P10"><text:a xlink:type="simple" xlink:href="http://wiki.udacity.com/CS101%20Unit%206#CA-d9261f6b99992fde8d4a783be024bb93f5656131_7"><text:s text:c="3"/></text:a><text:a xlink:type="simple" xlink:href="http://wiki.udacity.com/CS101%20Unit%206#CA-d9261f6b99992fde8d4a783be024bb93f5656131_7"><text:span text:style-name="T1">7</text:span></text:a><text:span text:style-name="T1"> </text:span><text:bookmark text:name="CA-d9261f6b99992fde8d4a783be024bb93f5656131_7"/><text:bookmark text:name="line-7-6"/><text:span text:style-name="T1"><text:s text:c="4"/>for page in graph:</text:span></text:p>
      <text:p text:style-name="P10"><text:a xlink:type="simple" xlink:href="http://wiki.udacity.com/CS101%20Unit%206#CA-d9261f6b99992fde8d4a783be024bb93f5656131_8"><text:s text:c="3"/></text:a><text:a xlink:type="simple" xlink:href="http://wiki.udacity.com/CS101%20Unit%206#CA-d9261f6b99992fde8d4a783be024bb93f5656131_8"><text:span text:style-name="T1">8</text:span></text:a><text:span text:style-name="T1"> </text:span><text:bookmark text:name="CA-d9261f6b99992fde8d4a783be024bb93f5656131_8"/><text:bookmark text:name="line-8-5"/><text:span text:style-name="T1"><text:s text:c="8"/>ranks[page] = 1.0 / npages</text:span></text:p>
      <text:p text:style-name="P10"><text:a xlink:type="simple" xlink:href="http://wiki.udacity.com/CS101%20Unit%206#CA-d9261f6b99992fde8d4a783be024bb93f5656131_9"><text:s text:c="3"/></text:a><text:a xlink:type="simple" xlink:href="http://wiki.udacity.com/CS101%20Unit%206#CA-d9261f6b99992fde8d4a783be024bb93f5656131_9"><text:span text:style-name="T1">9</text:span></text:a><text:span text:style-name="T1"> </text:span><text:bookmark text:name="CA-d9261f6b99992fde8d4a783be024bb93f5656131_9"/><text:bookmark text:name="line-9-3"/><text:span text:style-name="T1"><text:s text:c="4"/></text:span></text:p>
      <text:p text:style-name="P10"><text:a xlink:type="simple" xlink:href="http://wiki.udacity.com/CS101%20Unit%206#CA-d9261f6b99992fde8d4a783be024bb93f5656131_10"><text:s text:c="2"/></text:a><text:a xlink:type="simple" xlink:href="http://wiki.udacity.com/CS101%20Unit%206#CA-d9261f6b99992fde8d4a783be024bb93f5656131_10"><text:span text:style-name="T1">10</text:span></text:a><text:span text:style-name="T1"> </text:span><text:bookmark text:name="CA-d9261f6b99992fde8d4a783be024bb93f5656131_10"/><text:bookmark text:name="line-10-3"/><text:span text:style-name="T1"><text:s text:c="4"/>for i in range(0, numloops):</text:span></text:p>
      <text:p text:style-name="P10"><text:a xlink:type="simple" xlink:href="http://wiki.udacity.com/CS101%20Unit%206#CA-d9261f6b99992fde8d4a783be024bb93f5656131_11"><text:s text:c="2"/></text:a><text:a xlink:type="simple" xlink:href="http://wiki.udacity.com/CS101%20Unit%206#CA-d9261f6b99992fde8d4a783be024bb93f5656131_11"><text:span text:style-name="T1">11</text:span></text:a><text:span text:style-name="T1"> </text:span><text:bookmark text:name="CA-d9261f6b99992fde8d4a783be024bb93f5656131_11"/><text:bookmark text:name="line-11-3"/><text:span text:style-name="T1"><text:s text:c="8"/>newranks = {}</text:span></text:p>
      <text:p text:style-name="P10"><text:soft-page-break/><text:a xlink:type="simple" xlink:href="http://wiki.udacity.com/CS101%20Unit%206#CA-d9261f6b99992fde8d4a783be024bb93f5656131_12"><text:s text:c="2"/></text:a><text:a xlink:type="simple" xlink:href="http://wiki.udacity.com/CS101%20Unit%206#CA-d9261f6b99992fde8d4a783be024bb93f5656131_12"><text:span text:style-name="T1">12</text:span></text:a><text:span text:style-name="T1"> </text:span><text:bookmark text:name="CA-d9261f6b99992fde8d4a783be024bb93f5656131_12"/><text:bookmark text:name="line-12-3"/><text:span text:style-name="T1"><text:s text:c="8"/>for page in graph</text:span><text:span text:style-name="T1"><office:annotation><dc:creator>Unknown Author</dc:creator><dc:date>2012-07-09T20:10:21.07</dc:date><text:p text:style-name="P40"><text:span text:style-name="T21">This = for each “assessed” URL in the graph – each “key” in the key: value pairs, which has an associated list of URLs that are linked from there</text:span></text:p></office:annotation></text:span><text:span text:style-name="T1">:</text:span></text:p>
      <text:p text:style-name="P10"><text:a xlink:type="simple" xlink:href="http://wiki.udacity.com/CS101%20Unit%206#CA-d9261f6b99992fde8d4a783be024bb93f5656131_13"><text:s text:c="2"/></text:a><text:a xlink:type="simple" xlink:href="http://wiki.udacity.com/CS101%20Unit%206#CA-d9261f6b99992fde8d4a783be024bb93f5656131_13"><text:span text:style-name="T1">13</text:span></text:a><text:span text:style-name="T1"> </text:span><text:bookmark text:name="CA-d9261f6b99992fde8d4a783be024bb93f5656131_13"/><text:bookmark text:name="line-13-3"/><text:span text:style-name="T1"><text:s text:c="12"/>newrank = (1 - d) / npages</text:span></text:p>
      <text:p text:style-name="P10"><text:a xlink:type="simple" xlink:href="http://wiki.udacity.com/CS101%20Unit%206#CA-d9261f6b99992fde8d4a783be024bb93f5656131_14"><text:s text:c="2"/></text:a><text:a xlink:type="simple" xlink:href="http://wiki.udacity.com/CS101%20Unit%206#CA-d9261f6b99992fde8d4a783be024bb93f5656131_14">14</text:a><text:span text:style-name="T1"> </text:span><text:bookmark text:name="CA-d9261f6b99992fde8d4a783be024bb93f5656131_14"/><text:bookmark text:name="line-14-3"/><text:span text:style-name="T1"><text:s text:c="10"/></text:span><text:span text:style-name="T19"><text:s text:c="2"/>for node in graph</text:span><text:span text:style-name="T19"><office:annotation><dc:creator>Unknown Author</dc:creator><dc:date>2012-07-09T21:40:56.48</dc:date><text:p text:style-name="P40"><text:span text:style-name="T21">For eachpage in the graph – use “nodes” because “page” has already been used above</text:span></text:p></office:annotation></text:span><text:span text:style-name="T19">: </text:span></text:p>
      <text:p text:style-name="P10"><text:span text:style-name="T19"><text:tab/><text:tab/><text:tab/><text:tab/>if page in graph[node]: </text:span><text:span text:style-name="T19"><office:annotation><dc:creator>Unknown Author</dc:creator><dc:date>2012-07-09T21:41:15.67</dc:date><text:p text:style-name="P40"><text:span text:style-name="T21">graph[node] gives the list of URLs that the page (here called “node”) links to</text:span></text:p><text:p text:style-name="P40"><text:span text:style-name="T21"><text:s/>– </text:span><text:span text:style-name="T21">checking whether that page links to this one – if “page” is in that list, that means that “node” links to “page”</text:span></text:p></office:annotation></text:span></text:p>
      <text:p text:style-name="P10"><text:span text:style-name="T19"><text:tab/><text:tab/><text:tab/><text:tab/><text:tab/></text:span><text:span text:style-name="T19"><office:annotation><dc:creator>Unknown Author</dc:creator><dc:date>2012-07-09T21:46:15.48</dc:date><text:p text:style-name="P40"><text:span text:style-name="T21">Add to newrank based on the rank of this node</text:span></text:p></office:annotation></text:span><text:span text:style-name="T19">newrank = newrank + d * (ranks[node] / len(graph[node]) )</text:span></text:p>
      <text:p text:style-name="P10"><text:span text:style-name="T19"># the new value is the old value + damping factor * (page rank of the node&lt;&lt;the #one that links to the page at issue&gt;&gt; / no. Of outlinks from that page, i.e., #the no. Of elements in the list of associated URLs</text:span></text:p>
      <text:p text:style-name="P10"><text:a xlink:type="simple" xlink:href="http://wiki.udacity.com/CS101%20Unit%206#CA-d9261f6b99992fde8d4a783be024bb93f5656131_15"><text:s text:c="2"/></text:a><text:a xlink:type="simple" xlink:href="http://wiki.udacity.com/CS101%20Unit%206#CA-d9261f6b99992fde8d4a783be024bb93f5656131_15">15</text:a><text:span text:style-name="T1"> </text:span><text:bookmark text:name="CA-d9261f6b99992fde8d4a783be024bb93f5656131_15"/><text:bookmark text:name="line-15-3"/><text:span text:style-name="T1"><text:s text:c="12"/>#Insert Code Here – update by summing in the inlink ranks</text:span></text:p>
      <text:p text:style-name="P10"><text:a xlink:type="simple" xlink:href="http://wiki.udacity.com/CS101%20Unit%206#CA-d9261f6b99992fde8d4a783be024bb93f5656131_16"><text:s text:c="2"/></text:a><text:a xlink:type="simple" xlink:href="http://wiki.udacity.com/CS101%20Unit%206#CA-d9261f6b99992fde8d4a783be024bb93f5656131_16"><text:span text:style-name="T1">16</text:span></text:a><text:span text:style-name="T1"> </text:span><text:bookmark text:name="CA-d9261f6b99992fde8d4a783be024bb93f5656131_16"/><text:bookmark text:name="line-16-3"/><text:span text:style-name="T1"><text:s text:c="16"/></text:span></text:p>
      <text:p text:style-name="P10"><text:a xlink:type="simple" xlink:href="http://wiki.udacity.com/CS101%20Unit%206#CA-d9261f6b99992fde8d4a783be024bb93f5656131_17"><text:s text:c="2"/></text:a><text:a xlink:type="simple" xlink:href="http://wiki.udacity.com/CS101%20Unit%206#CA-d9261f6b99992fde8d4a783be024bb93f5656131_17"><text:span text:style-name="T1">17</text:span></text:a><text:span text:style-name="T1"> </text:span><text:bookmark text:name="CA-d9261f6b99992fde8d4a783be024bb93f5656131_17"/><text:bookmark text:name="line-17-2"/><text:span text:style-name="T1"><text:s text:c="12"/>newranks[page] = newrank</text:span></text:p>
      <text:p text:style-name="P10"><text:a xlink:type="simple" xlink:href="http://wiki.udacity.com/CS101%20Unit%206#CA-d9261f6b99992fde8d4a783be024bb93f5656131_18"><text:s text:c="2"/></text:a><text:a xlink:type="simple" xlink:href="http://wiki.udacity.com/CS101%20Unit%206#CA-d9261f6b99992fde8d4a783be024bb93f5656131_18"><text:span text:style-name="T1">18</text:span></text:a><text:span text:style-name="T1"> </text:span><text:bookmark text:name="CA-d9261f6b99992fde8d4a783be024bb93f5656131_18"/><text:bookmark text:name="line-18-2"/><text:span text:style-name="T1"><text:s text:c="8"/>ranks = newranks</text:span></text:p>
      <text:p text:style-name="P13"><text:a xlink:type="simple" xlink:href="http://wiki.udacity.com/CS101%20Unit%206#CA-d9261f6b99992fde8d4a783be024bb93f5656131_19"><text:s text:c="2"/></text:a><text:a xlink:type="simple" xlink:href="http://wiki.udacity.com/CS101%20Unit%206#CA-d9261f6b99992fde8d4a783be024bb93f5656131_19"><text:span text:style-name="T1">19</text:span></text:a><text:span text:style-name="T1"> </text:span><text:bookmark text:name="CA-d9261f6b99992fde8d4a783be024bb93f5656131_19"/><text:bookmark text:name="line-19-2"/><text:span text:style-name="T1"><text:s text:c="4"/>return ranks</text:span></text:p>
      <text:p text:style-name="Text_20_body"><text:bookmark text:name="line-601"/>Formula for reference: </text:p>
      <text:p text:style-name="Text_20_body"><draw:frame draw:style-name="fr3" draw:name="graphics24" text:anchor-type="paragraph" svg:width="17cm" svg:height="6.745cm" draw:z-index="24"><draw:image xlink:href="Pictures/20000007000045750000233F3E58140C.svm" xlink:type="simple" xlink:show="embed" xlink:actuate="onLoad"/></draw:frame>Answer <text:bookmark text:name="line-602"/><text:bookmark text:name="line-603"/></text:p>
      <text:h text:style-name="Heading_20_2" text:outline-level="2"><text:bookmark text:name="Search_Engine"/>19. Search Engine</text:h>
      <text:p text:style-name="Text_20_body"><text:bookmark text:name="line-604"/><text:bookmark text:name="line-605"/>Congratulations! You have now built a search engine! You learned how to collect a corpus using a web crawler, how to build an index and how to make it faster. Most recently you learned how to rank the results. Your search engine does page ranking better than any search engines before 1998. <text:bookmark text:name="line-606"/><text:bookmark text:name="line-607"/></text:p>
      <text:p text:style-name="Text_20_body">Now, there is one thing left to learn – how to use the ranks. <text:bookmark text:name="line-608"/><text:bookmark text:name="line-609"/></text:p>
      <text:p text:style-name="Text_20_body">For your homework you are asked to use the ranks to get the best result. To find the best result, just using the dictionary of ranks is not enough. Instead, you need to use the dictionary to find the result that matches the query with the best rank. <text:bookmark text:name="line-610"/><text:bookmark text:name="line-611"/></text:p>
      <text:p text:style-name="Text_20_body">There are still a few problems left to solve before you can build a search engine to compete with Google. Finding a name for your search engine is probably the hardest problem. Yoogle? <text:a xlink:type="simple" xlink:href="http://wiki.udacity.com/DuckDuckFind">DuckDuckFind</text:a>? <text:bookmark text:name="line-612"/><text:bookmark text:name="line-613"/></text:p>
      <text:p text:style-name="Text_20_body">Another problem to solve is actually getting your search engine on the web so that other people can send queries to it. You can learn how to do this in the upcoming Web Applications Course. <text:bookmark text:name="line-614"/><text:bookmark text:name="line-615"/></text:p>
      <text:p text:style-name="Text_20_body">In unit 7, you will get prepared for the final exam and you will see some inter<text:span text:style-name="T1">esting examples of </text:span><text:span text:style-name="T1">using computing in context. </text:span><text:bookmark text:name="line-616"/><text:bookmark text:name="bottom"/></text:p>
      <text:section text:style-name="Sect1" text:name="pagebottom">
        <text:p text:style-name="P2"/>
      </text:section>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06T16:27:56.46</meta:creation-date>
    <meta:generator>OpenOffice.org/3.3$Win32 OpenOffice.org_project/330m20$Build-9567</meta:generator>
    <dc:date>2012-07-09T21:50:53.66</dc:date>
    <meta:editing-duration>PT22H48M55S</meta:editing-duration>
    <meta:editing-cycles>143</meta:editing-cycles>
    <meta:document-statistic meta:table-count="0" meta:image-count="25" meta:object-count="0" meta:page-count="23" meta:paragraph-count="471" meta:word-count="7333" meta:character-count="42483"/>
  </office:meta>
</office:document-meta>
</file>